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7" style:family="table">
      <style:table-properties style:width="16.997cm" table:align="left"/>
    </style:style>
    <style:style style:name="Table7.A" style:family="table-column">
      <style:table-column-properties style:column-width="2.175cm"/>
    </style:style>
    <style:style style:name="Table7.B" style:family="table-column">
      <style:table-column-properties style:column-width="1.827cm"/>
    </style:style>
    <style:style style:name="Table7.C" style:family="table-column">
      <style:table-column-properties style:column-width="2.131cm"/>
    </style:style>
    <style:style style:name="Table7.D" style:family="table-column">
      <style:table-column-properties style:column-width="1.422cm"/>
    </style:style>
    <style:style style:name="Table7.E" style:family="table-column">
      <style:table-column-properties style:column-width="1.887cm"/>
    </style:style>
    <style:style style:name="Table7.F" style:family="table-column">
      <style:table-column-properties style:column-width="1.889cm"/>
    </style:style>
    <style:style style:name="Table7.G" style:family="table-column">
      <style:table-column-properties style:column-width="1.785cm"/>
    </style:style>
    <style:style style:name="Table7.H" style:family="table-column">
      <style:table-column-properties style:column-width="1.993cm"/>
    </style:style>
    <style:style style:name="Table7.A1" style:family="table-cell">
      <style:table-cell-properties fo:padding="0.097cm" fo:border-left="0.05pt solid #000000" fo:border-right="none" fo:border-top="0.05pt solid #000000" fo:border-bottom="0.05pt solid #000000"/>
    </style:style>
    <style:style style:name="Table7.I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I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2.429cm" style:rel-column-width="9362*"/>
    </style:style>
    <style:style style:name="Table8.G" style:family="table-column">
      <style:table-column-properties style:column-width="2.429cm" style:rel-column-width="9363*"/>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1" style:family="table">
      <style:table-properties style:width="14.24cm" table:align="left"/>
    </style:style>
    <style:style style:name="Table1.A" style:family="table-column">
      <style:table-column-properties style:column-width="2.496cm"/>
    </style:style>
    <style:style style:name="Table1.B" style:family="table-column">
      <style:table-column-properties style:column-width="2.778cm"/>
    </style:style>
    <style:style style:name="Table1.C" style:family="table-column">
      <style:table-column-properties style:column-width="8.9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297cm" fo:margin-left="0.566cm" fo:margin-right="0.908cm" table:align="margins"/>
    </style:style>
    <style:style style:name="Table2.A" style:family="table-column">
      <style:table-column-properties style:column-width="1.371cm" style:rel-column-width="12307*"/>
    </style:style>
    <style:style style:name="Table2.B" style:family="table-column">
      <style:table-column-properties style:column-width="5.927cm" style:rel-column-width="532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a1" style:family="table">
      <style:table-properties style:width="14.979cm" table:align="left"/>
    </style:style>
    <style:style style:name="Tabla1.A" style:family="table-column">
      <style:table-column-properties style:column-width="1.334cm"/>
    </style:style>
    <style:style style:name="Tabla1.B" style:family="table-column">
      <style:table-column-properties style:column-width="4.089cm"/>
    </style:style>
    <style:style style:name="Tabla1.C" style:family="table-column">
      <style:table-column-properties style:column-width="9.55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49" style:family="table-row">
      <style:table-row-properties style:min-row-height="5.405cm"/>
    </style:style>
    <style:style style:name="Tabla1.A67" style:family="table-cell" style:data-style-name="N0">
      <style:table-cell-properties fo:padding="0.097cm" fo:border-left="0.05pt solid #000000" fo:border-right="none" fo:border-top="none" fo:border-bottom="0.05pt solid #000000"/>
    </style:style>
    <style:style style:name="Tabla2" style:family="table">
      <style:table-properties style:width="9.363cm" table:align="margins"/>
    </style:style>
    <style:style style:name="Tabla2.A" style:family="table-column">
      <style:table-column-properties style:column-width="1.82cm" style:rel-column-width="12737*"/>
    </style:style>
    <style:style style:name="Tabla2.B" style:family="table-column">
      <style:table-column-properties style:column-width="7.542cm" style:rel-column-width="527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9.363cm" table:align="margins"/>
    </style:style>
    <style:style style:name="Tabla3.A" style:family="table-column">
      <style:table-column-properties style:column-width="1.023cm" style:rel-column-width="7161*"/>
    </style:style>
    <style:style style:name="Tabla3.B" style:family="table-column">
      <style:table-column-properties style:column-width="8.34cm" style:rel-column-width="58374*"/>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9.363cm" table:align="margins"/>
    </style:style>
    <style:style style:name="Tabla4.A" style:family="table-column">
      <style:table-column-properties style:column-width="1.023cm" style:rel-column-width="7161*"/>
    </style:style>
    <style:style style:name="Tabla4.B" style:family="table-column">
      <style:table-column-properties style:column-width="8.34cm" style:rel-column-width="58374*"/>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9.363cm" table:align="margins"/>
    </style:style>
    <style:style style:name="Tabla5.A" style:family="table-column">
      <style:table-column-properties style:column-width="1.021cm" style:rel-column-width="7153*"/>
    </style:style>
    <style:style style:name="Tabla5.B" style:family="table-column">
      <style:table-column-properties style:column-width="8.341cm" style:rel-column-width="58382*"/>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9.363cm" table:align="margins"/>
    </style:style>
    <style:style style:name="Tabla6.A" style:family="table-column">
      <style:table-column-properties style:column-width="1.275cm" style:rel-column-width="8926*"/>
    </style:style>
    <style:style style:name="Tabla6.B" style:family="table-column">
      <style:table-column-properties style:column-width="8.087cm" style:rel-column-width="56609*"/>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100">
      <style:table-cell-properties fo:padding="0.097cm" fo:border-left="0.05pt solid #000000" fo:border-right="none" fo:border-top="none" fo:border-bottom="0.05pt solid #000000"/>
    </style:style>
    <style:style style:name="Tabla6.B2" style:family="table-cell" style:data-style-name="N100">
      <style:table-cell-properties fo:padding="0.097cm" fo:border-left="0.05pt solid #000000" fo:border-right="0.05pt solid #000000" fo:border-top="none" fo:border-bottom="0.05pt solid #000000"/>
    </style:style>
    <style:style style:name="Tabla7" style:family="table">
      <style:table-properties style:width="9.363cm" table:align="margins"/>
    </style:style>
    <style:style style:name="Tabla7.A" style:family="table-column">
      <style:table-column-properties style:column-width="1.021cm" style:rel-column-width="7153*"/>
    </style:style>
    <style:style style:name="Tabla7.B" style:family="table-column">
      <style:table-column-properties style:column-width="8.341cm" style:rel-column-width="58382*"/>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e13" style:family="table">
      <style:table-properties style:width="13.813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49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Preformatted_20_Text">
      <style:text-properties fo:font-size="12pt" style:font-size-asian="12pt" style:font-size-complex="12pt"/>
    </style:style>
    <style:style style:name="P4" style:family="paragraph" style:parent-style-name="Preformatted_20_Text">
      <style:paragraph-properties fo:margin-left="0cm" fo:margin-right="0cm" fo:text-indent="0.526cm" style:auto-text-indent="false"/>
      <style:text-properties fo:font-size="12pt" style:font-size-asian="12pt" style:font-size-complex="12pt"/>
    </style:style>
    <style:style style:name="P5" style:family="paragraph" style:parent-style-name="Preformatted_20_Text">
      <style:paragraph-properties fo:margin-left="0cm" fo:margin-right="0cm" fo:text-indent="0.526cm" style:auto-text-indent="false"/>
      <style:text-properties fo:font-size="12pt" fo:language="es" fo:country="ES" style:font-size-asian="12pt" style:font-size-complex="12pt"/>
    </style:style>
    <style:style style:name="P6" style:family="paragraph" style:parent-style-name="Preformatted_20_Text">
      <style:paragraph-properties fo:margin-left="0cm" fo:margin-right="0cm" fo:text-indent="0.526cm" style:auto-text-indent="false"/>
      <style:text-properties fo:font-size="10pt" style:font-size-asian="10pt" style:font-size-complex="10pt"/>
    </style:style>
    <style:style style:name="P7" style:family="paragraph" style:parent-style-name="Preformatted_20_Text">
      <style:paragraph-properties fo:margin-left="0cm" fo:margin-right="0cm" fo:text-indent="0.526cm" style:auto-text-indent="false" fo:break-before="page"/>
      <style:text-properties fo:font-size="12pt" style:font-size-asian="12pt" style:font-size-complex="12pt"/>
    </style:style>
    <style:style style:name="P8" style:family="paragraph" style:parent-style-name="Standard">
      <style:paragraph-properties fo:margin-left="0cm" fo:margin-right="0cm" fo:text-indent="0.526cm" style:auto-text-indent="false"/>
      <style:text-properties fo:font-size="12pt" style:font-size-asian="12pt" style:font-size-complex="12pt"/>
    </style:style>
    <style:style style:name="P9" style:family="paragraph" style:parent-style-name="Standard">
      <style:paragraph-properties fo:margin-left="0cm" fo:margin-right="0cm" fo:text-indent="0.526cm" style:auto-text-indent="false"/>
      <style:text-properties fo:font-size="12pt" fo:language="es" fo:country="ES" style:font-size-asian="12pt" style:font-size-complex="12pt"/>
    </style:style>
    <style:style style:name="P10" style:family="paragraph" style:parent-style-name="Standard">
      <style:paragraph-properties fo:margin-left="0cm" fo:margin-right="0cm" fo:text-align="start" style:justify-single-word="false" fo:text-indent="0.526cm" style:auto-text-indent="false"/>
      <style:text-properties fo:font-size="12pt" fo:language="es" fo:country="ES" style:font-size-asian="12pt" style:font-size-complex="12pt"/>
    </style:style>
    <style:style style:name="P11" style:family="paragraph" style:parent-style-name="Preformatted_20_Text">
      <style:paragraph-properties fo:margin-left="0cm" fo:margin-right="0cm" fo:text-indent="0cm" style:auto-text-indent="false"/>
      <style:text-properties fo:font-size="12pt" style:font-size-asian="12pt" style:font-size-complex="12pt"/>
    </style:style>
    <style:style style:name="P12" style:family="paragraph" style:parent-style-name="Preformatted_20_Text">
      <style:paragraph-properties fo:margin-left="0cm" fo:margin-right="0cm" fo:text-align="start" style:justify-single-word="false" fo:text-indent="0cm" style:auto-text-indent="false"/>
      <style:text-properties fo:font-size="12pt" style:font-size-asian="12pt" style:font-size-complex="12pt"/>
    </style:style>
    <style:style style:name="P13" style:family="paragraph" style:parent-style-name="Preformatted_20_Text">
      <style:paragraph-properties fo:margin-left="0cm" fo:margin-right="0cm" fo:text-align="center" style:justify-single-word="false" fo:text-indent="0cm" style:auto-text-indent="false"/>
      <style:text-properties fo:font-size="12pt" style:font-size-asian="12pt" style:font-size-complex="12pt"/>
    </style:style>
    <style:style style:name="P14" style:family="paragraph" style:parent-style-name="Preformatted_20_Text">
      <style:paragraph-properties fo:margin-left="0cm" fo:margin-right="0cm" fo:text-indent="0cm" style:auto-text-indent="false"/>
      <style:text-properties fo:font-size="10pt" style:font-size-asian="10pt" style:font-size-complex="10pt"/>
    </style:style>
    <style:style style:name="P15" style:family="paragraph" style:parent-style-name="Preformatted_20_Text">
      <style:paragraph-properties fo:margin-left="0cm" fo:margin-right="0cm" fo:text-align="center" style:justify-single-word="false" fo:text-indent="0cm" style:auto-text-indent="false"/>
      <style:text-properties fo:font-size="10pt" style:font-size-asian="10pt" style:font-size-complex="10pt"/>
    </style:style>
    <style:style style:name="P16" style:family="paragraph" style:parent-style-name="Preformatted_20_Text">
      <style:paragraph-properties fo:margin-left="0cm" fo:margin-right="0cm" fo:text-indent="0cm" style:auto-text-indent="false"/>
      <style:text-properties fo:font-size="10pt" fo:language="es" fo:country="ES" style:font-size-asian="10pt" style:font-size-complex="10pt"/>
    </style:style>
    <style:style style:name="P17" style:family="paragraph" style:parent-style-name="Preformatted_20_Text">
      <style:paragraph-properties fo:margin-left="0cm" fo:margin-right="0cm" fo:text-indent="0cm" style:auto-text-indent="false"/>
      <style:text-properties style:font-name="Times New Roman1" fo:font-size="10pt" style:font-name-asian="Times New Roman1" style:font-size-asian="10pt" style:font-name-complex="Times New Roman1" style:font-size-complex="10pt"/>
    </style:style>
    <style:style style:name="P18" style:family="paragraph" style:parent-style-name="Standard">
      <style:paragraph-properties fo:margin-left="0cm" fo:margin-right="0cm" fo:text-indent="0cm" style:auto-text-indent="false"/>
      <style:text-properties fo:font-size="12pt" style:font-size-asian="12pt" style:font-size-complex="12pt"/>
    </style:style>
    <style:style style:name="P19" style:family="paragraph" style:parent-style-name="Standard">
      <style:paragraph-properties fo:margin-left="0cm" fo:margin-right="0cm" fo:text-indent="0cm" style:auto-text-indent="false"/>
      <style:text-properties fo:font-size="10pt" fo:language="es" fo:country="ES" style:font-size-asian="10pt" style:font-size-complex="10pt"/>
    </style:style>
    <style:style style:name="P20" style:family="paragraph" style:parent-style-name="Standard">
      <style:paragraph-properties fo:margin-left="0cm" fo:margin-right="0cm" fo:text-indent="0cm" style:auto-text-indent="false"/>
      <style:text-properties fo:font-size="10pt" style:font-size-asian="10pt" style:font-size-complex="10pt"/>
    </style:style>
    <style:style style:name="P21" style:family="paragraph" style:parent-style-name="Table_20_Heading">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able_20_Heading">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able_20_Heading">
      <style:text-properties fo:font-size="10pt" style:font-size-asian="10pt" style:font-size-complex="10pt"/>
    </style:style>
    <style:style style:name="P24" style:family="paragraph" style:parent-style-name="Table_20_Heading">
      <style:paragraph-properties fo:text-align="center" style:justify-single-word="false"/>
      <style:text-properties fo:font-size="10pt" style:font-size-asian="10pt" style:font-size-complex="10pt"/>
    </style:style>
    <style:style style:name="P25" style:family="paragraph" style:parent-style-name="Table_20_Heading">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text-properties style:font-name="Times New Roman1" fo:font-size="12pt" style:font-name-asian="Times New Roman1" style:font-size-asian="12pt" style:font-name-complex="Times New Roman1" style:font-size-complex="12pt"/>
    </style:style>
    <style:style style:name="P31" style:family="paragraph" style:parent-style-name="Preformatted_20_Text">
      <style:paragraph-properties fo:margin-left="0cm" fo:margin-right="0cm" fo:text-indent="0.478cm" style:auto-text-indent="false"/>
      <style:text-properties fo:font-size="12pt" style:font-size-asian="12pt" style:font-size-complex="12pt"/>
    </style:style>
    <style:style style:name="P32" style:family="paragraph" style:parent-style-name="Heading_20_1">
      <style:paragraph-properties fo:break-before="page"/>
    </style:style>
    <style:style style:name="P33" style:family="paragraph" style:parent-style-name="Preformatted_20_Text" style:list-style-name="L1">
      <style:text-properties fo:font-size="12pt" style:font-size-asian="12pt" style:font-size-complex="12pt"/>
    </style:style>
    <style:style style:name="P34" style:family="paragraph" style:parent-style-name="Preformatted_20_Text" style:list-style-name="L2">
      <style:text-properties fo:font-size="12pt" style:font-size-asian="12pt" style:font-size-complex="12pt"/>
    </style:style>
    <style:style style:name="P35" style:family="paragraph" style:parent-style-name="Preformatted_20_Text" style:list-style-name="L3">
      <style:text-properties fo:font-size="12pt" style:font-size-asian="12pt" style:font-size-complex="12pt"/>
    </style:style>
    <style:style style:name="P36" style:family="paragraph" style:parent-style-name="Preformatted_20_Text" style:list-style-name="L4">
      <style:paragraph-properties fo:margin-left="0cm" fo:margin-right="0cm" fo:text-indent="0.526cm" style:auto-text-indent="false"/>
      <style:text-properties fo:font-size="12pt" style:font-size-asian="12pt" style:font-size-complex="12pt"/>
    </style:style>
    <style:style style:name="P37" style:family="paragraph" style:parent-style-name="Preformatted_20_Text">
      <style:paragraph-properties fo:margin-left="0cm" fo:margin-right="0cm" fo:text-indent="0cm" style:auto-text-indent="false"/>
      <style:text-properties fo:font-size="12pt" officeooo:rsid="00089de8" officeooo:paragraph-rsid="00089de8" style:font-size-asian="12pt" style:font-size-complex="12pt"/>
    </style:style>
    <style:style style:name="P38" style:family="paragraph" style:parent-style-name="Preformatted_20_Text">
      <style:paragraph-properties fo:margin-left="0cm" fo:margin-right="0cm" fo:text-align="start" style:justify-single-word="false" fo:text-indent="0cm" style:auto-text-indent="false"/>
      <style:text-properties fo:font-size="12pt" officeooo:rsid="00089de8" officeooo:paragraph-rsid="00089de8" style:font-size-asian="12pt" style:font-size-complex="12pt"/>
    </style:style>
    <style:style style:name="T1" style:family="text">
      <style:text-properties officeooo:rsid="00089de8"/>
    </style:style>
    <style:style style:name="T2" style:family="text">
      <style:text-properties officeooo:rsid="00096f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ON – WORK in PROGRESS!!</text:p>
      <text:p text:style-name="P18"/>
      <text:p text:style-name="P18"/>
      <text:p text:style-name="Text_20_body"/>
      <text:p text:style-name="P18">* Realvideo</text:p>
      <text:p text:style-name="P18">Enabling realvideo:</text:p>
      <text:p text:style-name="P18">-On Spectrum: rainbow effects on display &amp; border, inves effects, snow effect, video out to file, interlaced mode. Display drawn every scanline</text:p>
      <text:p text:style-name="P18">-On ZX80/81: hi-resolution and non standard modes, loading/saving stripes, interlaced mode. Display drawn every scanline</text:p>
      <text:p text:style-name="P18"/>
      <text:p text:style-name="P18">Without realvideo:</text:p>
      <text:p text:style-name="P18">-On Spectrum: no rainbow, no inves effects, no snow effect, no video out, no interlaced. Display drawn once per frame, supports simulated ZX80/81 Screen</text:p>
      <text:p text:style-name="P18">-On ZX80/81: no hi-res, no loading/savig stripes, no interlaced. Display drawn once per frame, only standard text mode</text:p>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E"/>
        <table:table-row>
          <table:table-cell table:style-name="Table7.A1" office:value-type="string">
            <text:p text:style-name="P26"/>
          </table:table-cell>
          <table:table-cell table:style-name="Table7.A1" office:value-type="string">
            <text:p text:style-name="P26">Rainbow</text:p>
          </table:table-cell>
          <table:table-cell table:style-name="Table7.A1" office:value-type="string">
            <text:p text:style-name="P26">Hi-res</text:p>
          </table:table-cell>
          <table:table-cell table:style-name="Table7.A1" office:value-type="string">
            <text:p text:style-name="P26">Inves</text:p>
          </table:table-cell>
          <table:table-cell table:style-name="Table7.A1" office:value-type="string">
            <text:p text:style-name="P26">Snow</text:p>
          </table:table-cell>
          <table:table-cell table:style-name="Table7.A1" office:value-type="string">
            <text:p text:style-name="P26">Video out</text:p>
          </table:table-cell>
          <table:table-cell table:style-name="Table7.A1" office:value-type="string">
            <text:p text:style-name="P26">Interlaced</text:p>
          </table:table-cell>
          <table:table-cell table:style-name="Table7.A1" office:value-type="string">
            <text:p text:style-name="P26">Load Stripes</text:p>
          </table:table-cell>
          <table:table-cell table:style-name="Table7.I1" office:value-type="string">
            <text:p text:style-name="P26">Simulated ZX80/81 screen</text:p>
          </table:table-cell>
        </table:table-row>
        <table:table-row>
          <table:table-cell table:style-name="Table7.A2" office:value-type="string">
            <text:p text:style-name="P26">Realvideo Spectrum</text:p>
          </table:table-cell>
          <table:table-cell table:style-name="Table7.A2" office:value-type="string">
            <text:p text:style-name="P26">Y</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text:p>
          </table:table-cell>
          <table:table-cell table:style-name="Table7.I2" office:value-type="string">
            <text:p text:style-name="P26">N</text:p>
          </table:table-cell>
        </table:table-row>
        <table:table-row>
          <table:table-cell table:style-name="Table7.A2" office:value-type="string">
            <text:p text:style-name="P26">No realvideo Spectrum</text:p>
          </table:table-cell>
          <table:table-cell table:style-name="Table7.A2" office:value-type="string">
            <text:p text:style-name="P26">N</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text:p>
          </table:table-cell>
          <table:table-cell table:style-name="Table7.I2" office:value-type="string">
            <text:p text:style-name="P26">Y</text:p>
          </table:table-cell>
        </table:table-row>
        <table:table-row>
          <table:table-cell table:style-name="Table7.A2" office:value-type="string">
            <text:p text:style-name="P26">Realvideo ZX80/81</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I2" office:value-type="string">
            <text:p text:style-name="P26">-</text:p>
          </table:table-cell>
        </table:table-row>
        <table:table-row>
          <table:table-cell table:style-name="Table7.A2" office:value-type="string">
            <text:p text:style-name="P26">No real ZX80/81</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I2" office:value-type="string">
            <text:p text:style-name="P26">-</text:p>
          </table:table-cell>
        </table:table-row>
      </table:table>
      <text:p text:style-name="P18"/>
      <text:p text:style-name="P18"/>
      <text:p text:style-name="P18">-Y: Supported</text:p>
      <text:p text:style-name="P18">-N: Not supported</text:p>
      <text:p text:style-name="P18">- - : Not aplicable</text:p>
      <text:p text:style-name="P18"/>
      <text:p text:style-name="P18">Realvideo supported on video drivers:</text:p>
      <text:p text:style-name="P18">-Xwindows</text:p>
      <text:p text:style-name="P18">-caca</text:p>
      <text:p text:style-name="P18">-aa</text:p>
      <text:p text:style-name="P18">-curses and stdout only for ZX80/81. No realvideo on spectrum for these drivers</text:p>
      <text:p text:style-name="P18"/>
      <table:table table:name="Table8" table:style-name="Table8">
        <table:table-column table:style-name="Table8.A" table:number-columns-repeated="6"/>
        <table:table-column table:style-name="Table8.G"/>
        <table:table-row>
          <table:table-cell table:style-name="Table8.A1" office:value-type="string">
            <text:p text:style-name="P28"/>
          </table:table-cell>
          <table:table-cell table:style-name="Table8.A1" office:value-type="string">
            <text:p text:style-name="P28">xwindows</text:p>
          </table:table-cell>
          <table:table-cell table:style-name="Table8.A1" office:value-type="string">
            <text:p text:style-name="P28">caca</text:p>
          </table:table-cell>
          <table:table-cell table:style-name="Table8.A1" office:value-type="string">
            <text:p text:style-name="P28">aa</text:p>
          </table:table-cell>
          <table:table-cell table:style-name="Table8.A1" office:value-type="string">
            <text:p text:style-name="P28">curses</text:p>
          </table:table-cell>
          <table:table-cell table:style-name="Table8.A1" office:value-type="string">
            <text:p text:style-name="P28">stdout</text:p>
          </table:table-cell>
          <table:table-cell table:style-name="Table8.G1" office:value-type="string">
            <text:p text:style-name="P28">null</text:p>
          </table:table-cell>
        </table:table-row>
        <table:table-row>
          <table:table-cell table:style-name="Table8.A2" office:value-type="string">
            <text:p text:style-name="P28">Spectrum</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N</text:p>
          </table:table-cell>
          <table:table-cell table:style-name="Table8.A2" office:value-type="string">
            <text:p text:style-name="P28">N</text:p>
          </table:table-cell>
          <table:table-cell table:style-name="Table8.G2" office:value-type="string">
            <text:p text:style-name="P28">N</text:p>
          </table:table-cell>
        </table:table-row>
        <table:table-row>
          <table:table-cell table:style-name="Table8.A2" office:value-type="string">
            <text:p text:style-name="P28">ZX80/81</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G2" office:value-type="string">
            <text:p text:style-name="P28">N</text:p>
          </table:table-cell>
        </table:table-row>
      </table:table>
      <text:p text:style-name="P18"/>
      <text:p text:style-name="P18"/>
      <text:p text:style-name="P18"><text:s text:c="2"/>* Utilities:</text:p>
      <text:p text:style-name="P4"/>
      <text:p text:style-name="P4"><text:s text:c="5"/></text:p>
      <text:p text:style-name="P4"><text:soft-page-break/>SMPATAP<text:tab/><text:tab/>Program to convert sound from a spectrum tape to .TAP files</text:p>
      <text:p text:style-name="P4">TAPABIN<text:tab/><text:tab/>Program to convert data from .TAP files to .BIN files</text:p>
      <text:p text:style-name="P4">SP_Z80<text:tab/><text:tab/>Program to convert between SP and Z80 formats (only 48k)</text:p>
      <text:p text:style-name="P4">LEEZX81<text:tab/><text:tab/>Program to convert sound from a zx81 tape to .P files</text:p>
      <text:p text:style-name="P3"><text:s text:c="5"/></text:p>
      <text:p text:style-name="P4"><text:s text:c="5"/></text:p>
      <text:p text:style-name="P4">* Programs, made by me:</text:p>
      <text:p text:style-name="P4"><text:s text:c="5"/></text:p>
      <text:p text:style-name="P4">ARTILLER.TAP<text:tab/><text:tab/>My first (very old) game made for ZX Spectrum</text:p>
      <text:p text:style-name="P4">CANCIONE.TAP<text:tab/><text:tab/>Program in BASIC with songs in PLAY format</text:p>
      <text:p text:style-name="P4">CONVERSO.TAP<text:tab/><text:tab/>Converter of source code between formats GENS, TED and SPED. It also includes the source code</text:p>
      <text:p text:style-name="P4">CURSORDR.TAP<text:tab/><text:tab/>Painting program. It also includes the source code</text:p>
      <text:p text:style-name="P4">MEMOEDIT.TZX<text:tab/><text:tab/>Program to manipulate RAM. Includes the source code in GENS format</text:p>
      <text:p text:style-name="P4">REALDEBU.TAP<text:tab/><text:tab/>Disassemblers for 48k and 128k, with source code</text:p>
      <text:p text:style-name="P4">SPED52.TAP<text:tab/><text:tab/>Assembler/disassembler for 128k. It also includes the source code in his own format (SPED)</text:p>
      <text:p text:style-name="P4">THELINER67.TZX<text:tab/>Vectorial painting program. Made in Basic</text:p>
      <text:p text:style-name="P4">THEPAINTER58.TZX<text:tab/>Painting program. Made in Basic</text:p>
      <text:p text:style-name="P4"/>
      <text:p text:style-name="P4">Others:</text:p>
      <text:p text:style-name="P4"/>
      <text:p text:style-name="P4">ZX81:</text:p>
      <text:p text:style-name="P4">MAZOGS.P<text:tab/><text:tab/>Mazogs Game for the ZX81, by Don Priestley</text:p>
      <text:p text:style-name="P4">3DMONSTERMAZE.P<text:tab/>3-D Monster Maze for the ZX81, by J. K. Greye Software</text:p>
      <text:p text:style-name="P4">SOUND.P<text:tab/><text:tab/><text:tab/>Program that makes some different sound tones through the cassette port</text:p>
      <text:p text:style-name="P4">ZX80:</text:p>
      <text:p text:style-name="P4">QS Defenda (Quicksilva 1981) Reconstruction.o: Defender from Quicksilva. Uses QS Sound chip. You may try it with the real video option; it uses a 32 row display </text:p>
      <text:p text:style-name="P4"/>
      <text:p text:style-name="P4"/>
      <text:p text:style-name="P4"/>
      <text:h text:style-name="Heading_20_3" text:outline-level="3">Snapshot Files</text:h>
      <text:p text:style-name="P4"/>
      <text:p text:style-name="P4">The first versions of my previous emulator (ZXSpectr) worked only with SP files, from the SPECTRUM emulator by Pedro Gimeno. Then, I created my own file format, called ZX, which is derived from SP format but with more extra data (ZX header is like SP but with 256 bytes more). I know there's an emulator which uses files with extension ZX, but they aren't related with my ZX files.</text:p>
      <text:p text:style-name="P4">The description of SP format is the following (I have copied it from SPECTRUM.DOC without changing anything): </text:p>
      <text:p text:style-name="P4"/>
      <text:p text:style-name="P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Offset</text:p>
            </table:table-cell>
            <table:table-cell table:style-name="Table1.A1" office:value-type="string">
              <text:p text:style-name="P5">Longitud</text:p>
            </table:table-cell>
            <table:table-cell table:style-name="Table1.C1" office:value-type="string">
              <text:p text:style-name="P5">Descripción</text:p>
            </table:table-cell>
          </table:table-row>
        </table:table-header-rows>
        <table:table-row>
          <table:table-cell table:style-name="Table1.A2" office:value-type="string">
            <text:p text:style-name="Table_20_Contents">0</text:p>
          </table:table-cell>
          <table:table-cell table:style-name="Table1.A2" office:value-type="string">
            <text:p text:style-name="P4">2 bytes </text:p>
          </table:table-cell>
          <table:table-cell table:style-name="Table1.C2" office:value-type="string">
            <text:p text:style-name="P5">"SP" (53h, 50h) <text:s/>Signatura</text:p>
          </table:table-cell>
        </table:table-row>
        <table:table-row>
          <table:table-cell table:style-name="Table1.A2" office:value-type="string">
            <text:p text:style-name="Table_20_Contents">2</text:p>
          </table:table-cell>
          <table:table-cell table:style-name="Table1.A2" office:value-type="string">
            <text:p text:style-name="P5">1 palabra</text:p>
          </table:table-cell>
          <table:table-cell table:style-name="Table1.C2" office:value-type="string">
            <text:p text:style-name="P10">Longitud del programa en bytes (el emulador <text:soft-page-break/>actualmente sólo genera programas de 49152 bytes)</text:p>
          </table:table-cell>
        </table:table-row>
        <table:table-row>
          <table:table-cell table:style-name="Table1.A2" office:value-type="string">
            <text:p text:style-name="Table_20_Contents">4</text:p>
          </table:table-cell>
          <table:table-cell table:style-name="Table1.A2" office:value-type="string">
            <text:p text:style-name="P5">1 palabra</text:p>
          </table:table-cell>
          <table:table-cell table:style-name="Table1.C2" office:value-type="string">
            <text:p text:style-name="P9">Posición inicial del programa (el emulador actualmente sólo genera programas que comiencen en la pos. 16384)</text:p>
          </table:table-cell>
        </table:table-row>
        <table:table-row>
          <table:table-cell table:style-name="Table1.A2" office:value-type="string">
            <text:p text:style-name="Table_20_Contents">6</text:p>
          </table:table-cell>
          <table:table-cell table:style-name="Table1.A2" office:value-type="string">
            <text:p text:style-name="P5">1 palabra</text:p>
          </table:table-cell>
          <table:table-cell table:style-name="Table1.C2" office:value-type="string">
            <text:p text:style-name="P5">Registro BC del Z80</text:p>
          </table:table-cell>
        </table:table-row>
        <table:table-row>
          <table:table-cell table:style-name="Table1.A2" office:value-type="string">
            <text:p text:style-name="Table_20_Contents">8</text:p>
          </table:table-cell>
          <table:table-cell table:style-name="Table1.A2" office:value-type="string">
            <text:p text:style-name="P5">1 palabra</text:p>
          </table:table-cell>
          <table:table-cell table:style-name="Table1.C2" office:value-type="string">
            <text:p text:style-name="P5">Registro DE del Z80</text:p>
          </table:table-cell>
        </table:table-row>
        <table:table-row>
          <table:table-cell table:style-name="Table1.A2" office:value-type="string">
            <text:p text:style-name="Table_20_Contents">10</text:p>
          </table:table-cell>
          <table:table-cell table:style-name="Table1.A2" office:value-type="string">
            <text:p text:style-name="P5">1 palabra</text:p>
          </table:table-cell>
          <table:table-cell table:style-name="Table1.C2" office:value-type="string">
            <text:p text:style-name="P5">Registro HL del Z80</text:p>
          </table:table-cell>
        </table:table-row>
        <table:table-row>
          <table:table-cell table:style-name="Table1.A2" office:value-type="string">
            <text:p text:style-name="Table_20_Contents">12</text:p>
          </table:table-cell>
          <table:table-cell table:style-name="Table1.A2" office:value-type="string">
            <text:p text:style-name="P5">1 palabra</text:p>
          </table:table-cell>
          <table:table-cell table:style-name="Table1.C2" office:value-type="string">
            <text:p text:style-name="P5">Registro AF del Z80</text:p>
          </table:table-cell>
        </table:table-row>
        <table:table-row>
          <table:table-cell table:style-name="Table1.A2" office:value-type="string">
            <text:p text:style-name="Table_20_Contents">14</text:p>
          </table:table-cell>
          <table:table-cell table:style-name="Table1.A2" office:value-type="string">
            <text:p text:style-name="P5">1 palabra</text:p>
          </table:table-cell>
          <table:table-cell table:style-name="Table1.C2" office:value-type="string">
            <text:p text:style-name="P5">Registro IX del Z80</text:p>
          </table:table-cell>
        </table:table-row>
        <table:table-row>
          <table:table-cell table:style-name="Table1.A2" office:value-type="string">
            <text:p text:style-name="Table_20_Contents">16</text:p>
          </table:table-cell>
          <table:table-cell table:style-name="Table1.A2" office:value-type="string">
            <text:p text:style-name="P5">1 palabra</text:p>
          </table:table-cell>
          <table:table-cell table:style-name="Table1.C2" office:value-type="string">
            <text:p text:style-name="P5">Registro IY del Z80</text:p>
          </table:table-cell>
        </table:table-row>
        <table:table-row>
          <table:table-cell table:style-name="Table1.A2" office:value-type="string">
            <text:p text:style-name="Table_20_Contents">18</text:p>
          </table:table-cell>
          <table:table-cell table:style-name="Table1.A2" office:value-type="string">
            <text:p text:style-name="P5">1 palabra</text:p>
          </table:table-cell>
          <table:table-cell table:style-name="Table1.C2" office:value-type="string">
            <text:p text:style-name="P5">Registro BC' del Z80</text:p>
          </table:table-cell>
        </table:table-row>
        <table:table-row>
          <table:table-cell table:style-name="Table1.A2" office:value-type="string">
            <text:p text:style-name="Table_20_Contents">20</text:p>
          </table:table-cell>
          <table:table-cell table:style-name="Table1.A2" office:value-type="string">
            <text:p text:style-name="P5">1 palabra</text:p>
          </table:table-cell>
          <table:table-cell table:style-name="Table1.C2" office:value-type="string">
            <text:p text:style-name="P5">Registro DE' del Z80</text:p>
          </table:table-cell>
        </table:table-row>
        <table:table-row>
          <table:table-cell table:style-name="Table1.A2" office:value-type="string">
            <text:p text:style-name="Table_20_Contents">22</text:p>
          </table:table-cell>
          <table:table-cell table:style-name="Table1.A2" office:value-type="string">
            <text:p text:style-name="P5">1 palabra</text:p>
          </table:table-cell>
          <table:table-cell table:style-name="Table1.C2" office:value-type="string">
            <text:p text:style-name="P5">Registro HL' del Z80</text:p>
          </table:table-cell>
        </table:table-row>
        <table:table-row>
          <table:table-cell table:style-name="Table1.A2" office:value-type="string">
            <text:p text:style-name="Table_20_Contents">24</text:p>
          </table:table-cell>
          <table:table-cell table:style-name="Table1.A2" office:value-type="string">
            <text:p text:style-name="P5">1 palabra</text:p>
          </table:table-cell>
          <table:table-cell table:style-name="Table1.C2" office:value-type="string">
            <text:p text:style-name="P5">Registro AF' del Z80</text:p>
          </table:table-cell>
        </table:table-row>
        <table:table-row>
          <table:table-cell table:style-name="Table1.A2" office:value-type="string">
            <text:p text:style-name="Table_20_Contents">26</text:p>
          </table:table-cell>
          <table:table-cell table:style-name="Table1.A2" office:value-type="string">
            <text:p text:style-name="P4">1 byte </text:p>
          </table:table-cell>
          <table:table-cell table:style-name="Table1.C2" office:value-type="string">
            <text:p text:style-name="P5">Registro R (de refresco) del Z80</text:p>
          </table:table-cell>
        </table:table-row>
        <table:table-row>
          <table:table-cell table:style-name="Table1.A2" office:value-type="string">
            <text:p text:style-name="P11">27</text:p>
          </table:table-cell>
          <table:table-cell table:style-name="Table1.A2" office:value-type="string">
            <text:p text:style-name="P4">1 byte</text:p>
          </table:table-cell>
          <table:table-cell table:style-name="Table1.C2" office:value-type="string">
            <text:p text:style-name="P5">Registro I (de interrupciones) del Z80</text:p>
          </table:table-cell>
        </table:table-row>
        <table:table-row>
          <table:table-cell table:style-name="Table1.A2" office:value-type="string">
            <text:p text:style-name="Table_20_Contents">28</text:p>
          </table:table-cell>
          <table:table-cell table:style-name="Table1.A2" office:value-type="string">
            <text:p text:style-name="P5">1 palabra</text:p>
          </table:table-cell>
          <table:table-cell table:style-name="Table1.C2" office:value-type="string">
            <text:p text:style-name="P5">Registro SP del Z80</text:p>
          </table:table-cell>
        </table:table-row>
        <table:table-row>
          <table:table-cell table:style-name="Table1.A2" office:value-type="string">
            <text:p text:style-name="Table_20_Contents">30</text:p>
          </table:table-cell>
          <table:table-cell table:style-name="Table1.A2" office:value-type="string">
            <text:p text:style-name="P5">1 palabra</text:p>
          </table:table-cell>
          <table:table-cell table:style-name="Table1.C2" office:value-type="string">
            <text:p text:style-name="P5">Registro PC del Z80</text:p>
          </table:table-cell>
        </table:table-row>
        <table:table-row>
          <table:table-cell table:style-name="Table1.A2" office:value-type="string">
            <text:p text:style-name="Table_20_Contents">32</text:p>
          </table:table-cell>
          <table:table-cell table:style-name="Table1.A2" office:value-type="string">
            <text:p text:style-name="P5">1 palabra</text:p>
          </table:table-cell>
          <table:table-cell table:style-name="Table1.C2" office:value-type="string">
            <text:p text:style-name="P5">Reservada para uso futuro, siempre 0</text:p>
          </table:table-cell>
        </table:table-row>
        <table:table-row>
          <table:table-cell table:style-name="Table1.A2" office:value-type="string">
            <text:p text:style-name="Table_20_Contents">34</text:p>
          </table:table-cell>
          <table:table-cell table:style-name="Table1.A2" office:value-type="string">
            <text:p text:style-name="P4">1 byte</text:p>
          </table:table-cell>
          <table:table-cell table:style-name="Table1.C2" office:value-type="string">
            <text:p text:style-name="P5">Color del borde al comenzar</text:p>
          </table:table-cell>
        </table:table-row>
        <table:table-row>
          <table:table-cell table:style-name="Table1.A2" office:value-type="string">
            <text:p text:style-name="Table_20_Contents">35</text:p>
          </table:table-cell>
          <table:table-cell table:style-name="Table1.A2" office:value-type="string">
            <text:p text:style-name="P4">1 byte</text:p>
          </table:table-cell>
          <table:table-cell table:style-name="Table1.C2" office:value-type="string">
            <text:p text:style-name="P5">Reservado para uso futuro, siempre 0</text:p>
          </table:table-cell>
        </table:table-row>
        <table:table-row>
          <table:table-cell table:style-name="Table1.A2" office:value-type="string">
            <text:p text:style-name="Table_20_Contents">36</text:p>
          </table:table-cell>
          <table:table-cell table:style-name="Table1.A2" office:value-type="string">
            <text:p text:style-name="P5">1 palabra</text:p>
          </table:table-cell>
          <table:table-cell table:style-name="Table1.C2" office:value-type="string">
            <text:p text:style-name="P5">Palabra de estado codificada por bits.</text:p>
            <text:p text:style-name="P5">Formato:</text:p>
            <table:table table:name="Table2" table:style-name="Table2">
              <table:table-column table:style-name="Table2.A"/>
              <table:table-column table:style-name="Table2.B"/>
              <table:table-header-rows>
                <table:table-row>
                  <table:table-cell table:style-name="Table2.A1" office:value-type="string">
                    <text:p text:style-name="P24">Bit</text:p>
                  </table:table-cell>
                  <table:table-cell table:style-name="Table2.B1" office:value-type="string">
                    <text:p text:style-name="P23">Descripción</text:p>
                  </table:table-cell>
                </table:table-row>
              </table:table-header-rows>
              <table:table-row>
                <table:table-cell table:style-name="Table2.A2" office:value-type="string">
                  <text:p text:style-name="P15">15-8</text:p>
                </table:table-cell>
                <table:table-cell table:style-name="Table2.B2" office:value-type="string">
                  <text:p text:style-name="P16">Reservados para uso futuro</text:p>
                </table:table-cell>
              </table:table-row>
              <table:table-row>
                <table:table-cell table:style-name="Table2.A2" office:value-type="string">
                  <text:p text:style-name="P15">7-6</text:p>
                </table:table-cell>
                <table:table-cell table:style-name="Table2.B2" office:value-type="string">
                  <text:p text:style-name="P16">Reservados para uso interno, siempre 0</text:p>
                </table:table-cell>
              </table:table-row>
              <table:table-row>
                <table:table-cell table:style-name="Table2.A2" office:value-type="string">
                  <text:p text:style-name="P27">5</text:p>
                </table:table-cell>
                <table:table-cell table:style-name="Table2.B2" office:value-type="string">
                  <text:p text:style-name="P19">Estado del Flash: </text:p>
                  <text:p text:style-name="P19">0 - tinta INK, papel PAPER <text:s text:c="43"/>1 - tinta PAPER, papel INK</text:p>
                </table:table-cell>
              </table:table-row>
              <table:table-row>
                <table:table-cell table:style-name="Table2.A2" office:value-type="string">
                  <text:p text:style-name="P27">4</text:p>
                </table:table-cell>
                <table:table-cell table:style-name="Table2.B2" office:value-type="string">
                  <text:p text:style-name="P16">Interrupción pendiente de ejecutarse</text:p>
                </table:table-cell>
              </table:table-row>
              <table:table-row>
                <table:table-cell table:style-name="Table2.A2" office:value-type="string">
                  <text:p text:style-name="P27">3</text:p>
                </table:table-cell>
                <table:table-cell table:style-name="Table2.B2" office:value-type="string">
                  <text:p text:style-name="P16">Reservado para uso futuro</text:p>
                </table:table-cell>
              </table:table-row>
              <table:table-row>
                <table:table-cell table:style-name="Table2.A2" office:value-type="string">
                  <text:p text:style-name="P27">2</text:p>
                </table:table-cell>
                <table:table-cell table:style-name="Table2.B2" office:value-type="string">
                  <text:p text:style-name="P16">Biestable IFF2 (uso interno)</text:p>
                </table:table-cell>
              </table:table-row>
              <table:table-row>
                <table:table-cell table:style-name="Table2.A2" office:value-type="string">
                  <text:p text:style-name="P27">1</text:p>
                </table:table-cell>
                <table:table-cell table:style-name="Table2.B2" office:value-type="string">
                  <text:p text:style-name="P16">Modo de interrupción: 0=IM1; 1=IM2</text:p>
                </table:table-cell>
              </table:table-row>
              <table:table-row>
                <table:table-cell table:style-name="Table2.A2" office:value-type="string">
                  <text:p text:style-name="P27">0</text:p>
                </table:table-cell>
                <table:table-cell table:style-name="Table2.B2" office:value-type="string">
                  <text:p text:style-name="P19">Biestable IFF1 (estado de interrupción): <text:s text:c="33"/>0 - Interrupciones desactivadas (DI)</text:p>
                  <text:p text:style-name="P16">1 - Interrupciones activadas (EI)</text:p>
                </table:table-cell>
              </table:table-row>
            </table:table>
            <text:p text:style-name="P6"/>
            <text:p text:style-name="P6"><text:s text:c="21"/></text:p>
          </table:table-cell>
        </table:table-row>
      </table:table>
      <text:p text:style-name="P4"><text:soft-page-break/></text:p>
      <text:p text:style-name="P4"/>
      <text:p text:style-name="P4"/>
      <text:p text:style-name="P4">ZX format has 6 versions, version 1 is the first one and version 6 is the one used now. Values used on a version an higher are indicated with (v. [version]+), for example (v. 2+) for values used on version 2 and higher, except from values used since version 1, which has not (v. [version]+) indication.</text:p>
      <text:p text:style-name="P4">Version 1, 2 and 3 works on ZEsarUX and ZXSpectr emulators. Version 4 and higher only works on ZEsarUX.</text:p>
      <text:p text:style-name="P4">Version 1 only allows saving Spectrum 48k snapshots.</text:p>
      <text:p text:style-name="P4">Version 2 allows saving Spectrum 48k and Spectrum +2A Spanish. </text:p>
      <text:p text:style-name="P4">Version 3 only have one more value, the Machine emulated, and two bits used in zx80/81 vsync. </text:p>
      <text:p text:style-name="P4">Values not used in a version are normally saved as 255, for example, snapshot_day used on version 4, on previous versions this value will be saved as 255.</text:p>
      <text:p text:style-name="P4"/>
      <text:p text:style-name="P4">The description for ZX files is: </text:p>
      <text:p text:style-name="P4"/>
      <text:p text:style-name="P4"/>
      <text:p text:style-name="P4"/>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1">Offset</text:p>
            </table:table-cell>
            <table:table-cell table:style-name="Tabla1.A1" office:value-type="string">
              <text:p text:style-name="P11">Field</text:p>
            </table:table-cell>
            <table:table-cell table:style-name="Tabla1.C1" office:value-type="string">
              <text:p text:style-name="P4">Description</text:p>
            </table:table-cell>
          </table:table-row>
        </table:table-header-rows>
        <table:table-row>
          <table:table-cell table:style-name="Tabla1.A2" office:value-type="string">
            <text:p text:style-name="P37">0</text:p>
          </table:table-cell>
          <table:table-cell table:style-name="Tabla1.A2" office:value-type="string">
            <text:p text:style-name="P11">signatura</text:p>
          </table:table-cell>
          <table:table-cell table:style-name="Tabla1.C2" office:value-type="string">
            <text:p text:style-name="P11">"ZX"</text:p>
          </table:table-cell>
        </table:table-row>
        <table:table-row>
          <table:table-cell table:style-name="Tabla1.A2" office:value-type="string">
            <text:p text:style-name="P38">2</text:p>
          </table:table-cell>
          <table:table-cell table:style-name="Tabla1.A2" office:value-type="string">
            <text:p text:style-name="P12">long_prog </text:p>
          </table:table-cell>
          <table:table-cell table:style-name="Tabla1.C2" office:value-type="string">
            <text:p text:style-name="P11">WORD=49152</text:p>
          </table:table-cell>
        </table:table-row>
        <table:table-row>
          <table:table-cell table:style-name="Tabla1.A2" office:value-type="string">
            <text:p text:style-name="P37">4</text:p>
          </table:table-cell>
          <table:table-cell table:style-name="Tabla1.A2" office:value-type="string">
            <text:p text:style-name="P11">pos_inicial <text:s/></text:p>
          </table:table-cell>
          <table:table-cell table:style-name="Tabla1.C2" office:value-type="string">
            <text:p text:style-name="P11">WORD=16384</text:p>
          </table:table-cell>
        </table:table-row>
        <table:table-row>
          <table:table-cell table:style-name="Tabla1.A2" office:value-type="string">
            <text:p text:style-name="P37">6</text:p>
          </table:table-cell>
          <table:table-cell table:style-name="Tabla1.A2" office:value-type="string">
            <text:p text:style-name="P11">reg_c <text:s text:c="4"/></text:p>
          </table:table-cell>
          <table:table-cell table:style-name="Tabla1.C2" office:value-type="string">
            <text:p text:style-name="Table_20_Contents">BYTE</text:p>
          </table:table-cell>
        </table:table-row>
        <table:table-row>
          <table:table-cell table:style-name="Tabla1.A2" office:value-type="string">
            <text:p text:style-name="P37">7</text:p>
          </table:table-cell>
          <table:table-cell table:style-name="Tabla1.A2" office:value-type="string">
            <text:p text:style-name="P11">reg_b</text:p>
          </table:table-cell>
          <table:table-cell table:style-name="Tabla1.C2" office:value-type="string">
            <text:p text:style-name="Table_20_Contents">BYTE</text:p>
          </table:table-cell>
        </table:table-row>
        <table:table-row>
          <table:table-cell table:style-name="Tabla1.A2" office:value-type="string">
            <text:p text:style-name="P37">8</text:p>
          </table:table-cell>
          <table:table-cell table:style-name="Tabla1.A2" office:value-type="string">
            <text:p text:style-name="P11">reg_e </text:p>
          </table:table-cell>
          <table:table-cell table:style-name="Tabla1.C2" office:value-type="string">
            <text:p text:style-name="Table_20_Contents">BYTE</text:p>
          </table:table-cell>
        </table:table-row>
        <table:table-row>
          <table:table-cell table:style-name="Tabla1.A2" office:value-type="string">
            <text:p text:style-name="P37">9</text:p>
          </table:table-cell>
          <table:table-cell table:style-name="Tabla1.A2" office:value-type="string">
            <text:p text:style-name="P11">reg_d <text:s text:c="2"/></text:p>
          </table:table-cell>
          <table:table-cell table:style-name="Tabla1.C2" office:value-type="string">
            <text:p text:style-name="Table_20_Contents">BYTE</text:p>
          </table:table-cell>
        </table:table-row>
        <table:table-row>
          <table:table-cell table:style-name="Tabla1.A2" office:value-type="string">
            <text:p text:style-name="P37">10</text:p>
          </table:table-cell>
          <table:table-cell table:style-name="Tabla1.A2" office:value-type="string">
            <text:p text:style-name="P11">reg_l </text:p>
          </table:table-cell>
          <table:table-cell table:style-name="Tabla1.C2" office:value-type="string">
            <text:p text:style-name="Table_20_Contents">BYTE</text:p>
          </table:table-cell>
        </table:table-row>
        <table:table-row>
          <table:table-cell table:style-name="Tabla1.A2" office:value-type="string">
            <text:p text:style-name="P37">11</text:p>
          </table:table-cell>
          <table:table-cell table:style-name="Tabla1.A2" office:value-type="string">
            <text:p text:style-name="P11">reg_h</text:p>
          </table:table-cell>
          <table:table-cell table:style-name="Tabla1.C2" office:value-type="string">
            <text:p text:style-name="Table_20_Contents">BYTE</text:p>
          </table:table-cell>
        </table:table-row>
        <table:table-row>
          <table:table-cell table:style-name="Tabla1.A2" office:value-type="string">
            <text:p text:style-name="P37">12</text:p>
          </table:table-cell>
          <table:table-cell table:style-name="Tabla1.A2" office:value-type="string">
            <text:p text:style-name="P11">reg_f <text:s text:c="2"/></text:p>
          </table:table-cell>
          <table:table-cell table:style-name="Tabla1.C2" office:value-type="string">
            <text:p text:style-name="Table_20_Contents">BYTE</text:p>
          </table:table-cell>
        </table:table-row>
        <table:table-row>
          <table:table-cell table:style-name="Tabla1.A2" office:value-type="string">
            <text:p text:style-name="P37">13</text:p>
          </table:table-cell>
          <table:table-cell table:style-name="Tabla1.A2" office:value-type="string">
            <text:p text:style-name="P11">reg_a <text:s/></text:p>
          </table:table-cell>
          <table:table-cell table:style-name="Tabla1.C2" office:value-type="string">
            <text:p text:style-name="Table_20_Contents">BYTE</text:p>
          </table:table-cell>
        </table:table-row>
        <table:table-row>
          <table:table-cell table:style-name="Tabla1.A2" office:value-type="string">
            <text:p text:style-name="P37">14</text:p>
          </table:table-cell>
          <table:table-cell table:style-name="Tabla1.A2" office:value-type="string">
            <text:p text:style-name="P11">reg_ixl </text:p>
          </table:table-cell>
          <table:table-cell table:style-name="Tabla1.C2" office:value-type="string">
            <text:p text:style-name="Table_20_Contents">BYTE</text:p>
          </table:table-cell>
        </table:table-row>
        <table:table-row>
          <table:table-cell table:style-name="Tabla1.A2" office:value-type="string">
            <text:p text:style-name="P37">15</text:p>
          </table:table-cell>
          <table:table-cell table:style-name="Tabla1.A2" office:value-type="string">
            <text:p text:style-name="P11">reg_ixh </text:p>
          </table:table-cell>
          <table:table-cell table:style-name="Tabla1.C2" office:value-type="string">
            <text:p text:style-name="Table_20_Contents">BYTE</text:p>
          </table:table-cell>
        </table:table-row>
        <table:table-row>
          <table:table-cell table:style-name="Tabla1.A2" office:value-type="string">
            <text:p text:style-name="P37">16</text:p>
          </table:table-cell>
          <table:table-cell table:style-name="Tabla1.A2" office:value-type="string">
            <text:p text:style-name="P11">reg_iyl</text:p>
          </table:table-cell>
          <table:table-cell table:style-name="Tabla1.C2" office:value-type="string">
            <text:p text:style-name="Table_20_Contents">BYTE</text:p>
          </table:table-cell>
        </table:table-row>
        <table:table-row>
          <table:table-cell table:style-name="Tabla1.A2" office:value-type="string">
            <text:p text:style-name="P37">17</text:p>
          </table:table-cell>
          <table:table-cell table:style-name="Tabla1.A2" office:value-type="string">
            <text:p text:style-name="P11">reg_iyh </text:p>
          </table:table-cell>
          <table:table-cell table:style-name="Tabla1.C2" office:value-type="string">
            <text:p text:style-name="Table_20_Contents">BYTE</text:p>
          </table:table-cell>
        </table:table-row>
        <table:table-row>
          <table:table-cell table:style-name="Tabla1.A2" office:value-type="string">
            <text:p text:style-name="P13"/>
          </table:table-cell>
          <table:table-cell table:style-name="Tabla1.C2" table:number-columns-spanned="2" office:value-type="string">
            <text:p text:style-name="P13">Registers '</text:p>
          </table:table-cell>
          <table:covered-table-cell/>
        </table:table-row>
        <table:table-row>
          <table:table-cell table:style-name="Tabla1.A2" office:value-type="string">
            <text:p text:style-name="P37">18</text:p>
          </table:table-cell>
          <table:table-cell table:style-name="Tabla1.A2" office:value-type="string">
            <text:p text:style-name="P11">reg_c_</text:p>
          </table:table-cell>
          <table:table-cell table:style-name="Tabla1.C2" office:value-type="string">
            <text:p text:style-name="Table_20_Contents">BYTE</text:p>
          </table:table-cell>
        </table:table-row>
        <table:table-row>
          <table:table-cell table:style-name="Tabla1.A2" office:value-type="string">
            <text:p text:style-name="P37">19</text:p>
          </table:table-cell>
          <table:table-cell table:style-name="Tabla1.A2" office:value-type="string">
            <text:p text:style-name="P11">reg_b_ </text:p>
          </table:table-cell>
          <table:table-cell table:style-name="Tabla1.C2" office:value-type="string">
            <text:p text:style-name="Table_20_Contents">BYTE</text:p>
          </table:table-cell>
        </table:table-row>
        <table:table-row>
          <table:table-cell table:style-name="Tabla1.A2" office:value-type="string">
            <text:p text:style-name="P37">20</text:p>
          </table:table-cell>
          <table:table-cell table:style-name="Tabla1.A2" office:value-type="string">
            <text:p text:style-name="P11">reg_e_ </text:p>
          </table:table-cell>
          <table:table-cell table:style-name="Tabla1.C2" office:value-type="string">
            <text:p text:style-name="Table_20_Contents">BYTE</text:p>
          </table:table-cell>
        </table:table-row>
        <table:table-row>
          <table:table-cell table:style-name="Tabla1.A2" office:value-type="string">
            <text:p text:style-name="P37">21</text:p>
          </table:table-cell>
          <table:table-cell table:style-name="Tabla1.A2" office:value-type="string">
            <text:p text:style-name="P11">reg_d_ </text:p>
          </table:table-cell>
          <table:table-cell table:style-name="Tabla1.C2" office:value-type="string">
            <text:p text:style-name="Table_20_Contents">BYTE</text:p>
          </table:table-cell>
        </table:table-row>
        <table:table-row>
          <table:table-cell table:style-name="Tabla1.A2" office:value-type="string">
            <text:p text:style-name="P37">22</text:p>
          </table:table-cell>
          <table:table-cell table:style-name="Tabla1.A2" office:value-type="string">
            <text:p text:style-name="P11">reg_l_</text:p>
          </table:table-cell>
          <table:table-cell table:style-name="Tabla1.C2" office:value-type="string">
            <text:p text:style-name="Table_20_Contents">BYTE</text:p>
          </table:table-cell>
        </table:table-row>
        <text:soft-page-break/>
        <table:table-row>
          <table:table-cell table:style-name="Tabla1.A2" office:value-type="string">
            <text:p text:style-name="P37">23</text:p>
          </table:table-cell>
          <table:table-cell table:style-name="Tabla1.A2" office:value-type="string">
            <text:p text:style-name="P11">reg_h_ </text:p>
          </table:table-cell>
          <table:table-cell table:style-name="Tabla1.C2" office:value-type="string">
            <text:p text:style-name="Table_20_Contents">BYTE</text:p>
          </table:table-cell>
        </table:table-row>
        <table:table-row>
          <table:table-cell table:style-name="Tabla1.A2" office:value-type="string">
            <text:p text:style-name="P37">24</text:p>
          </table:table-cell>
          <table:table-cell table:style-name="Tabla1.A2" office:value-type="string">
            <text:p text:style-name="P11">reg_f_</text:p>
          </table:table-cell>
          <table:table-cell table:style-name="Tabla1.C2" office:value-type="string">
            <text:p text:style-name="Table_20_Contents">BYTE</text:p>
          </table:table-cell>
        </table:table-row>
        <table:table-row>
          <table:table-cell table:style-name="Tabla1.A2" office:value-type="string">
            <text:p text:style-name="P37">25</text:p>
          </table:table-cell>
          <table:table-cell table:style-name="Tabla1.A2" office:value-type="string">
            <text:p text:style-name="P11">reg_a_</text:p>
          </table:table-cell>
          <table:table-cell table:style-name="Tabla1.C2" office:value-type="string">
            <text:p text:style-name="Table_20_Contents">BYTE</text:p>
          </table:table-cell>
        </table:table-row>
        <table:table-row>
          <table:table-cell table:style-name="Tabla1.A2" office:value-type="string">
            <text:p text:style-name="P37">26</text:p>
          </table:table-cell>
          <table:table-cell table:style-name="Tabla1.A2" office:value-type="string">
            <text:p text:style-name="P11">reg_r</text:p>
          </table:table-cell>
          <table:table-cell table:style-name="Tabla1.C2" office:value-type="string">
            <text:p text:style-name="Table_20_Contents">BYTE</text:p>
          </table:table-cell>
        </table:table-row>
        <table:table-row>
          <table:table-cell table:style-name="Tabla1.A2" office:value-type="string">
            <text:p text:style-name="P37">27</text:p>
          </table:table-cell>
          <table:table-cell table:style-name="Tabla1.A2" office:value-type="string">
            <text:p text:style-name="P11">reg_i</text:p>
          </table:table-cell>
          <table:table-cell table:style-name="Tabla1.C2" office:value-type="string">
            <text:p text:style-name="Table_20_Contents">BYTE</text:p>
          </table:table-cell>
        </table:table-row>
        <table:table-row>
          <table:table-cell table:style-name="Tabla1.A2" office:value-type="string">
            <text:p text:style-name="P37">28</text:p>
          </table:table-cell>
          <table:table-cell table:style-name="Tabla1.A2" office:value-type="string">
            <text:p text:style-name="P11">reg_sp</text:p>
          </table:table-cell>
          <table:table-cell table:style-name="Tabla1.C2" office:value-type="string">
            <text:p text:style-name="Table_20_Contents">WORD</text:p>
          </table:table-cell>
        </table:table-row>
        <table:table-row>
          <table:table-cell table:style-name="Tabla1.A2" office:value-type="string">
            <text:p text:style-name="P11">30</text:p>
          </table:table-cell>
          <table:table-cell table:style-name="Tabla1.A2" office:value-type="string">
            <text:p text:style-name="P11">reg_pc</text:p>
          </table:table-cell>
          <table:table-cell table:style-name="Tabla1.C2" office:value-type="string">
            <text:p text:style-name="Table_20_Contents">WORD</text:p>
          </table:table-cell>
        </table:table-row>
        <table:table-row>
          <table:table-cell table:style-name="Tabla1.A2" office:value-type="string">
            <text:p text:style-name="P11">32</text:p>
          </table:table-cell>
          <table:table-cell table:style-name="Tabla1.A2" office:value-type="string">
            <text:p text:style-name="P11">reservado1<text:tab/></text:p>
          </table:table-cell>
          <table:table-cell table:style-name="Tabla1.C2" office:value-type="string">
            <text:p text:style-name="Table_20_Contents">WORD=0</text:p>
          </table:table-cell>
        </table:table-row>
        <table:table-row>
          <table:table-cell table:style-name="Tabla1.A2" office:value-type="string">
            <text:p text:style-name="P11">34</text:p>
          </table:table-cell>
          <table:table-cell table:style-name="Tabla1.A2" office:value-type="string">
            <text:p text:style-name="P11">border</text:p>
          </table:table-cell>
          <table:table-cell table:style-name="Tabla1.C2" office:value-type="string">
            <text:p text:style-name="Table_20_Contents">BYTE</text:p>
          </table:table-cell>
        </table:table-row>
        <table:table-row>
          <table:table-cell table:style-name="Tabla1.A2" office:value-type="string">
            <text:p text:style-name="P11">35</text:p>
          </table:table-cell>
          <table:table-cell table:style-name="Tabla1.A2" office:value-type="string">
            <text:p text:style-name="P11">reservado2<text:tab/></text:p>
          </table:table-cell>
          <table:table-cell table:style-name="Tabla1.C2" office:value-type="string">
            <text:p text:style-name="P18">BYTE=0 <text:s/>In version 1 of header, it was a WORD an reservado20 didn't exist.</text:p>
          </table:table-cell>
        </table:table-row>
        <table:table-row>
          <table:table-cell table:style-name="Tabla1.A2" office:value-type="string">
            <text:p text:style-name="P11">36</text:p>
          </table:table-cell>
          <table:table-cell table:style-name="Tabla1.A2" office:value-type="string">
            <text:p text:style-name="P11">bits_estado<text:tab/></text:p>
          </table:table-cell>
          <table:table-cell table:style-name="Tabla1.C2" office:value-type="string">
            <table:table table:name="Tabla2" table:style-name="Tabla2">
              <table:table-column table:style-name="Tabla2.A"/>
              <table:table-column table:style-name="Tabla2.B"/>
              <table:table-header-rows>
                <table:table-row>
                  <table:table-cell table:style-name="Tabla2.A1" office:value-type="string">
                    <text:p text:style-name="P23">Bit</text:p>
                  </table:table-cell>
                  <table:table-cell table:style-name="Tabla2.B1" office:value-type="string">
                    <text:p text:style-name="P23">Description</text:p>
                  </table:table-cell>
                </table:table-row>
              </table:table-header-rows>
              <table:table-row>
                <table:table-cell table:style-name="Tabla2.A2" office:value-type="string">
                  <text:p text:style-name="P14">7-6 <text:s text:c="5"/></text:p>
                </table:table-cell>
                <table:table-cell table:style-name="Tabla2.B2" office:value-type="string">
                  <text:p text:style-name="P14">Reserved for internal use, always 0</text:p>
                </table:table-cell>
              </table:table-row>
              <table:table-row>
                <table:table-cell table:style-name="Tabla2.A2" office:value-type="string">
                  <text:p text:style-name="P26">5</text:p>
                </table:table-cell>
                <table:table-cell table:style-name="Tabla2.B2" office:value-type="string">
                  <text:p text:style-name="P26">Flash state: 0 - ink INK, paper PAPER. 1 - ink PAPER, paper INK</text:p>
                </table:table-cell>
              </table:table-row>
              <table:table-row>
                <table:table-cell table:style-name="Tabla2.A2" office:value-type="string">
                  <text:p text:style-name="P26">4</text:p>
                </table:table-cell>
                <table:table-cell table:style-name="Tabla2.B2" office:value-type="string">
                  <text:p text:style-name="P26">Interruption pending</text:p>
                </table:table-cell>
              </table:table-row>
              <table:table-row>
                <table:table-cell table:style-name="Tabla2.A2" office:value-type="string">
                  <text:p text:style-name="P26">3</text:p>
                </table:table-cell>
                <table:table-cell table:style-name="Tabla2.B2" office:value-type="string">
                  <text:p text:style-name="P26">Reserved for internal use</text:p>
                </table:table-cell>
              </table:table-row>
              <table:table-row>
                <table:table-cell table:style-name="Tabla2.A2" office:value-type="string">
                  <text:p text:style-name="P26">2</text:p>
                </table:table-cell>
                <table:table-cell table:style-name="Tabla2.B2" office:value-type="string">
                  <text:p text:style-name="P26">Flip-flop IFF2 (internal use)</text:p>
                </table:table-cell>
              </table:table-row>
              <table:table-row>
                <table:table-cell table:style-name="Tabla2.A2" office:value-type="string">
                  <text:p text:style-name="P26">1</text:p>
                </table:table-cell>
                <table:table-cell table:style-name="Tabla2.B2" office:value-type="string">
                  <text:p text:style-name="P26">Interrupt mode: 0=IM1, 1=IM2</text:p>
                </table:table-cell>
              </table:table-row>
              <table:table-row>
                <table:table-cell table:style-name="Tabla2.A2" office:value-type="string">
                  <text:p text:style-name="P26">0</text:p>
                </table:table-cell>
                <table:table-cell table:style-name="Tabla2.B2" office:value-type="string">
                  <text:p text:style-name="P26">Flip-flop IFF1 (interrupt state):</text:p>
                  <text:p text:style-name="P26">0 – Interrupts disabled (DI)</text:p>
                  <text:p text:style-name="P26">1 – Interrupts enabled (EI)</text:p>
                  <text:p text:style-name="P26">The emulator only uses bit 5 (flash state), bit 1 (mode IM0/IM1 or IM2) and bit 0 (DI or EI)</text:p>
                </table:table-cell>
              </table:table-row>
            </table:table>
            <text:p text:style-name="Table_20_Contents"/>
          </table:table-cell>
        </table:table-row>
        <table:table-row>
          <table:table-cell table:style-name="Tabla1.A2" office:value-type="string">
            <text:p text:style-name="P11">37</text:p>
          </table:table-cell>
          <table:table-cell table:style-name="Tabla1.A2" office:value-type="string">
            <text:p text:style-name="P11">reservado20 <text:s text:c="7"/></text:p>
          </table:table-cell>
          <table:table-cell table:style-name="Tabla1.C2" office:value-type="string">
            <text:p text:style-name="P11">BYTE=0 (v. 2+)</text:p>
          </table:table-cell>
        </table:table-row>
        <table:table-row>
          <table:table-cell table:style-name="Tabla1.C2" table:number-columns-spanned="3" office:value-type="string">
            <text:p text:style-name="P13">Next bytes are the extended header of ZX files</text:p>
          </table:table-cell>
          <table:covered-table-cell/>
          <table:covered-table-cell/>
        </table:table-row>
        <table:table-row>
          <table:table-cell table:style-name="Tabla1.A2" office:value-type="string">
            <text:p text:style-name="P11">38</text:p>
          </table:table-cell>
          <table:table-cell table:style-name="Tabla1.A2" office:value-type="string">
            <text:p text:style-name="P11">version <text:s text:c="11"/></text:p>
          </table:table-cell>
          <table:table-cell table:style-name="Tabla1.C2" office:value-type="string">
            <text:p text:style-name="P11">BYTE=1, 2, 3,4,<text:span text:style-name="T1">5</text:span> or <text:span text:style-name="T1">6</text:span>: <text:s/>ZX Header version</text:p>
            <text:p text:style-name="P11">Version 1,2,3: Supported on ZXSpectr and ZEsarUX</text:p>
            <text:p text:style-name="P11">Version 4: Since September 2014, ZEsarUX version 1.3</text:p>
            <text:p text:style-name="P11">Version 5: Since January 2015, ZEsarUX version 2.0</text:p>
            <text:p text:style-name="P11">Version 6: Since March 2016, ZEsarUX version 4.0</text:p>
          </table:table-cell>
        </table:table-row>
        <table:table-row>
          <table:table-cell table:style-name="Tabla1.A2" office:value-type="string">
            <text:p text:style-name="P11">39</text:p>
          </table:table-cell>
          <table:table-cell table:style-name="Tabla1.A2" office:value-type="string">
            <text:p text:style-name="P11">cabecera_velocidad</text:p>
          </table:table-cell>
          <table:table-cell table:style-name="Tabla1.C2" office:value-type="string">
            <text:p text:style-name="P11">WORD <text:s/>Not used since ZXSpectr V2.0</text:p>
          </table:table-cell>
        </table:table-row>
        <table:table-row>
          <table:table-cell table:style-name="Tabla1.A2" office:value-type="string">
            <text:p text:style-name="P11">41</text:p>
          </table:table-cell>
          <table:table-cell table:style-name="Tabla1.A2" office:value-type="string">
            <text:p text:style-name="P11">cabecera_dirs_pant</text:p>
          </table:table-cell>
          <table:table-cell table:style-name="Tabla1.C2" office:value-type="string">
            <text:p text:style-name="P11">WORD=64 <text:s/>Not used. Used in the CGA version and screen updating. Do not use in next versions</text:p>
          </table:table-cell>
        </table:table-row>
        <table:table-row>
          <table:table-cell table:style-name="Tabla1.A2" office:value-type="string">
            <text:p text:style-name="P11">43</text:p>
          </table:table-cell>
          <table:table-cell table:style-name="Tabla1.A2" office:value-type="string">
            <text:p text:style-name="P11">cabecera_frecuencia</text:p>
          </table:table-cell>
          <table:table-cell table:style-name="Tabla1.C2" office:value-type="string">
            <text:p text:style-name="P18">BYTE=1 <text:s/>Not used. Used in the CGA version and screen updating. Do not use in next versions</text:p>
          </table:table-cell>
        </table:table-row>
        <table:table-row>
          <table:table-cell table:style-name="Tabla1.A2" office:value-type="string">
            <text:p text:style-name="P11">44</text:p>
          </table:table-cell>
          <table:table-cell table:style-name="Tabla1.A2" office:value-type="string">
            <text:p text:style-name="P11">control_brillo <text:s text:c="4"/></text:p>
          </table:table-cell>
          <table:table-cell table:style-name="Tabla1.C2" office:value-type="string">
            <text:p text:style-name="P11">BYTE <text:s/>Brightness value. Not used on ZEsarUX</text:p>
          </table:table-cell>
        </table:table-row>
        <table:table-row>
          <table:table-cell table:style-name="Tabla1.A2" office:value-type="string">
            <text:p text:style-name="P11">45</text:p>
          </table:table-cell>
          <table:table-cell table:style-name="Tabla1.A2" office:value-type="string">
            <text:p text:style-name="P11">disparador_defecto </text:p>
            <text:p text:style-name="P4"><text:s text:c="25"/></text:p>
          </table:table-cell>
          <table:table-cell table:style-name="Tabla1.C2" office:value-type="string">
            <text:p text:style-name="P11">BYTE <text:s/>Autofire frequency. Calculated by frecuencia = 50/disparador_defecto. Not used on version 3. If <text:soft-page-break/>disabled autofire, this field can be any value except 0</text:p>
          </table:table-cell>
        </table:table-row>
        <table:table-row>
          <table:table-cell table:style-name="Tabla1.A2" office:value-type="string">
            <text:p text:style-name="P11">46</text:p>
          </table:table-cell>
          <table:table-cell table:style-name="Tabla1.A2" office:value-type="string">
            <text:p text:style-name="P11">sonido <text:s text:c="12"/></text:p>
          </table:table-cell>
          <table:table-cell table:style-name="Tabla1.C2" office:value-type="string">
            <text:p text:style-name="P11">BYTE <text:s/>1 if sound is enabled (port 254)</text:p>
          </table:table-cell>
        </table:table-row>
        <table:table-row>
          <table:table-cell table:style-name="Tabla1.A2" office:value-type="string">
            <text:p text:style-name="P11">47</text:p>
          </table:table-cell>
          <table:table-cell table:style-name="Tabla1.A2" office:value-type="string">
            <text:p text:style-name="P11">bits_estado0 <text:s text:c="6"/></text:p>
          </table:table-cell>
          <table:table-cell table:style-name="Tabla1.C2" office:value-type="string">
            <text:p text:style-name="P11">BYTE <text:s/>The meaning is the following:</text:p>
            <table:table table:name="Tabla3" table:style-name="Tabla3">
              <table:table-column table:style-name="Tabla3.A"/>
              <table:table-column table:style-name="Tabla3.B"/>
              <table:table-header-rows>
                <table:table-row>
                  <table:table-cell table:style-name="Tabla3.A1" office:value-type="string">
                    <text:p text:style-name="P23">Bit</text:p>
                  </table:table-cell>
                  <table:table-cell table:style-name="Tabla3.B1" office:value-type="string">
                    <text:p text:style-name="P23">Description</text:p>
                  </table:table-cell>
                </table:table-row>
              </table:table-header-rows>
              <table:table-row>
                <table:table-cell table:style-name="Tabla3.A2" office:value-type="string">
                  <text:p text:style-name="P26">7</text:p>
                </table:table-cell>
                <table:table-cell table:style-name="Tabla3.B2" office:value-type="string">
                  <text:p text:style-name="P14">Keyboard issue. Not used on ZEsarUX</text:p>
                </table:table-cell>
              </table:table-row>
              <table:table-row>
                <table:table-cell table:style-name="Tabla3.A2" office:value-type="string">
                  <text:p text:style-name="P26">6</text:p>
                </table:table-cell>
                <table:table-cell table:style-name="Tabla3.B2" office:value-type="string">
                  <text:p text:style-name="P14">1 if auto-fire enabled. Not used on version 3</text:p>
                </table:table-cell>
              </table:table-row>
              <table:table-row>
                <table:table-cell table:style-name="Tabla3.A2" office:value-type="string">
                  <text:p text:style-name="P26">5</text:p>
                </table:table-cell>
                <table:table-cell table:style-name="Tabla3.B2" office:value-type="string">
                  <text:p text:style-name="P14">0 if Flash refresh is enabled. Obsolete</text:p>
                </table:table-cell>
              </table:table-row>
              <table:table-row>
                <table:table-cell table:style-name="Tabla3.A2" office:value-type="string">
                  <text:p text:style-name="P26">4</text:p>
                </table:table-cell>
                <table:table-cell table:style-name="Tabla3.B2" office:value-type="string">
                  <text:p text:style-name="P14">1 if snapshot is 128k (version 2+)</text:p>
                </table:table-cell>
              </table:table-row>
              <table:table-row>
                <table:table-cell table:style-name="Tabla3.A2" office:value-type="string">
                  <text:p text:style-name="P26">3</text:p>
                </table:table-cell>
                <table:table-cell table:style-name="Tabla3.B2" office:value-type="string">
                  <text:p text:style-name="P20">To 1 if border changing is not possible using OUT 211, value (version 2+)</text:p>
                </table:table-cell>
              </table:table-row>
              <table:table-row>
                <table:table-cell table:style-name="Tabla3.A2" office:value-type="string">
                  <text:p text:style-name="P26">2</text:p>
                </table:table-cell>
                <table:table-cell table:style-name="Tabla3.B2" office:value-type="string">
                  <text:p text:style-name="P14">Not used</text:p>
                </table:table-cell>
              </table:table-row>
              <table:table-row>
                <table:table-cell table:style-name="Tabla3.A2" office:value-type="string">
                  <text:p text:style-name="P26">1</text:p>
                </table:table-cell>
                <table:table-cell table:style-name="Tabla3.B2" office:value-type="string">
                  <text:p text:style-name="P14">1 if screen saver is enabled</text:p>
                </table:table-cell>
              </table:table-row>
              <table:table-row>
                <table:table-cell table:style-name="Tabla3.A2" office:value-type="string">
                  <text:p text:style-name="P26">0</text:p>
                </table:table-cell>
                <table:table-cell table:style-name="Tabla3.B2" office:value-type="string">
                  <text:p text:style-name="P20">CGA Palette (v. 2 only)</text:p>
                  <text:p text:style-name="P20">0=Black,Green,Red,Yellow</text:p>
                  <text:p text:style-name="P20">1=Cyan,Magenta,White</text:p>
                </table:table-cell>
              </table:table-row>
            </table:table>
            <text:p text:style-name="P11"/>
          </table:table-cell>
        </table:table-row>
        <table:table-row>
          <table:table-cell table:style-name="Tabla1.A2" office:value-type="string">
            <text:p text:style-name="P11">48</text:p>
          </table:table-cell>
          <table:table-cell table:style-name="Tabla1.A2" office:value-type="string">
            <text:p text:style-name="P11">puerto_32765 <text:s text:c="7"/></text:p>
          </table:table-cell>
          <table:table-cell table:style-name="Tabla1.C2" office:value-type="string">
            <text:p text:style-name="P11">BYTE <text:s/>Value of last OUT to port 32765 (v. 2+)</text:p>
          </table:table-cell>
        </table:table-row>
        <table:table-row>
          <table:table-cell table:style-name="Tabla1.A2" office:value-type="string">
            <text:p text:style-name="P11">49</text:p>
          </table:table-cell>
          <table:table-cell table:style-name="Tabla1.A2" office:value-type="string">
            <text:p text:style-name="P11">puerto_8189 <text:s text:c="8"/></text:p>
          </table:table-cell>
          <table:table-cell table:style-name="Tabla1.C2" office:value-type="string">
            <text:p text:style-name="P11">BYTE <text:s/>Value of last OUT to port 8189 <text:s/>(v. 2+)</text:p>
          </table:table-cell>
        </table:table-row>
        <table:table-row>
          <table:table-cell table:style-name="Tabla1.A2" office:value-type="string">
            <text:p text:style-name="P11">50</text:p>
          </table:table-cell>
          <table:table-cell table:style-name="Tabla1.A2" office:value-type="string">
            <text:p text:style-name="P11">paginas_actuales <text:s text:c="2"/></text:p>
          </table:table-cell>
          <table:table-cell table:style-name="Tabla1.C2" office:value-type="string">
            <text:p text:style-name="P18">4 BYTES <text:s/>Contains for each memory segment <text:s/>(0000h-3fffh, 4000h-7fffh, 8000h-bfffh, c000h-ffffh) the page (ROM o RAM) assigned, meaning from 0 to 3 ROMS, and from 4 to 11 RAMS (v. 2+). If the machine emulated is a 128k (but not a +2A), ROM1 is identified as ROM3. Note: this is only used on ZXSpectr emulator</text:p>
          </table:table-cell>
        </table:table-row>
        <table:table-row>
          <table:table-cell table:style-name="Tabla1.A2" office:value-type="string">
            <text:p text:style-name="P11">54</text:p>
          </table:table-cell>
          <table:table-cell table:style-name="Tabla1.A2" office:value-type="string">
            <text:p text:style-name="P11">puerto_65533 <text:s text:c="5"/></text:p>
          </table:table-cell>
          <table:table-cell table:style-name="Tabla1.C2" office:value-type="string">
            <text:p text:style-name="P11">BYTE <text:s/>Value of last OUT to port 65533 (v. 2+)</text:p>
          </table:table-cell>
        </table:table-row>
        <table:table-row>
          <table:table-cell table:style-name="Tabla1.A2" office:value-type="string">
            <text:p text:style-name="P11">55</text:p>
          </table:table-cell>
          <table:table-cell table:style-name="Tabla1.A2" office:value-type="string">
            <text:p text:style-name="P11">ay_3_8912_registros</text:p>
          </table:table-cell>
          <table:table-cell table:style-name="Tabla1.C2" office:value-type="string">
            <text:p text:style-name="P11">16 BYTES Values of AY sound chip registers (v. 2+). It is used since an advanced version 2. If it's read in an earlier version, we will see 255, because it was reserved.</text:p>
          </table:table-cell>
        </table:table-row>
        <table:table-row table:style-name="Tabla1.49">
          <table:table-cell table:style-name="Tabla1.A2" office:value-type="string">
            <text:p text:style-name="P11">71</text:p>
          </table:table-cell>
          <table:table-cell table:style-name="Tabla1.A2" office:value-type="string">
            <text:p text:style-name="P11">ordenador_emulado <text:s/></text:p>
          </table:table-cell>
          <table:table-cell table:style-name="Tabla1.C2" office:value-type="string">
            <text:p text:style-name="P11">BYTE <text:s/>Machine emulated: (v. 3+)</text:p>
            <text:p text:style-name="P4">0=Sinclair 16k</text:p>
            <text:p text:style-name="P4">1=Sinclair 48k</text:p>
            <text:p text:style-name="P4">2=Inves Spectrum+</text:p>
            <text:p text:style-name="P4">3=Sinclair 128k</text:p>
            <text:p text:style-name="P4">4=Amstrad +2</text:p>
            <text:p text:style-name="P4">5=Amstrad +2 - French</text:p>
            <text:p text:style-name="P4">6=Amstrad +2 - Spanish</text:p>
            <text:p text:style-name="P4">7=Amstrad +2A (ROM v4.0)</text:p>
            <text:p text:style-name="P4">8=Amstrad +2A (ROM v4.1)</text:p>
            <text:p text:style-name="P4">9=Amstrad +2A - Spanish</text:p>
            <text:p text:style-name="P4">10=Sinclair 128k Spanish</text:p>
            <text:p text:style-name="P4">Note: Machines 11 and higher are not recognized on ZXSpectr (although it can handle version 3 <text:soft-page-break/>snapshots) </text:p>
            <text:p text:style-name="P4">11=<text:span text:style-name="T2">TK</text:span>90<text:span text:style-name="T2">X</text:span></text:p>
            <text:p text:style-name="P4">12=<text:span text:style-name="T2">TK</text:span>90<text:span text:style-name="T2">XS</text:span></text:p>
            <text:p text:style-name="P4">13=<text:span text:style-name="T2">TK</text:span>95</text:p>
            <text:p text:style-name="P4">14=<text:span text:style-name="T2">ZX80</text:span></text:p>
            <text:p text:style-name="P4">15=<text:span text:style-name="T2">ZX81</text:span></text:p>
            <text:p text:style-name="P4">16=<text:span text:style-name="T2">Z88</text:span> (v.5+)</text:p>
            <text:p text:style-name="P4">17=<text:span text:style-name="T2">J</text:span>upiter <text:span text:style-name="T2">A</text:span>ce (v. 6+)</text:p>
            <text:p text:style-name="P4">18=Amstrad CPC 464 (v. 6+)</text:p>
            <text:p text:style-name="P4">19=Timex TS 2068 <text:s/>(v. 6+)</text:p>
            <text:p text:style-name="P4">20=ZX-Uno (v.6+)</text:p>
            <text:p text:style-name="P4">21=Chloe 140SE (v.6+)</text:p>
            <text:p text:style-name="P4">22=Chloe 280SE (v.6+)</text:p>
            <text:p text:style-name="P4">23=Prism (v.6+)</text:p>
            <text:p text:style-name="P4">24=Spectrum 48k (Spanish) (v.6+)</text:p>
          </table:table-cell>
        </table:table-row>
        <table:table-row>
          <table:table-cell table:style-name="Tabla1.A2" office:value-type="string">
            <text:p text:style-name="P11">72</text:p>
          </table:table-cell>
          <table:table-cell table:style-name="Tabla1.A2" office:value-type="string">
            <text:p text:style-name="P11">bits_estado2</text:p>
          </table:table-cell>
          <table:table-cell table:style-name="Tabla1.C2" office:value-type="string">
            <text:p text:style-name="P11">BYTE <text:s/>The meaning is the following:</text:p>
            <table:table table:name="Tabla4" table:style-name="Tabla4">
              <table:table-column table:style-name="Tabla4.A"/>
              <table:table-column table:style-name="Tabla4.B"/>
              <table:table-header-rows>
                <table:table-row>
                  <table:table-cell table:style-name="Tabla4.A1" office:value-type="string">
                    <text:p text:style-name="P23">Bit</text:p>
                  </table:table-cell>
                  <table:table-cell table:style-name="Tabla4.B1" office:value-type="string">
                    <text:p text:style-name="P23">Description</text:p>
                  </table:table-cell>
                </table:table-row>
              </table:table-header-rows>
              <table:table-row>
                <table:table-cell table:style-name="Tabla4.A2" office:value-type="string">
                  <text:p text:style-name="P26">7</text:p>
                </table:table-cell>
                <table:table-cell table:style-name="Tabla4.B2" office:value-type="string">
                  <text:p text:style-name="P14">1 if AY Chip enabled (v. 4+)</text:p>
                </table:table-cell>
              </table:table-row>
              <table:table-row>
                <table:table-cell table:style-name="Tabla4.A2" office:value-type="string">
                  <text:p text:style-name="P26">6</text:p>
                </table:table-cell>
                <table:table-cell table:style-name="Tabla4.B2" office:value-type="string">
                  <text:p text:style-name="P14">1 if 16k RAM block in C000H (for zx80, zx81) (v. 4+)</text:p>
                </table:table-cell>
              </table:table-row>
              <table:table-row>
                <table:table-cell table:style-name="Tabla4.A2" office:value-type="string">
                  <text:p text:style-name="P26">5</text:p>
                </table:table-cell>
                <table:table-cell table:style-name="Tabla4.B2" office:value-type="string">
                  <text:p text:style-name="P14">1 if 16k RAM block in 8000H (for zx80, zx81) (v. 4+)</text:p>
                </table:table-cell>
              </table:table-row>
              <table:table-row>
                <table:table-cell table:style-name="Tabla4.A2" office:value-type="string">
                  <text:p text:style-name="P26">4</text:p>
                </table:table-cell>
                <table:table-cell table:style-name="Tabla4.B2" office:value-type="string">
                  <text:p text:style-name="P14">1 if 8k RAM block in 2000H (for zx80, zx81) (v. 4+)</text:p>
                </table:table-cell>
              </table:table-row>
              <table:table-row>
                <table:table-cell table:style-name="Tabla4.A2" office:value-type="string">
                  <text:p text:style-name="P26">3</text:p>
                </table:table-cell>
                <table:table-cell table:style-name="Tabla4.B2" office:value-type="string">
                  <text:p text:style-name="P14">1 if wrx enabled (for zx80, zx81) (v. 4+)</text:p>
                </table:table-cell>
              </table:table-row>
              <table:table-row>
                <table:table-cell table:style-name="Tabla4.A2" office:value-type="string">
                  <text:p text:style-name="P26">2</text:p>
                </table:table-cell>
                <table:table-cell table:style-name="Tabla4.B2" office:value-type="string">
                  <text:p text:style-name="P14">1 if real video enabled (v. 4+)</text:p>
                </table:table-cell>
              </table:table-row>
              <table:table-row>
                <table:table-cell table:style-name="Tabla4.A2" office:value-type="string">
                  <text:p text:style-name="P26">1</text:p>
                </table:table-cell>
                <table:table-cell table:style-name="Tabla4.B2" office:value-type="string">
                  <text:p text:style-name="P20">1 if hsync generator is active (for zx80, zx81) (v. 3+)</text:p>
                </table:table-cell>
              </table:table-row>
              <table:table-row>
                <table:table-cell table:style-name="Tabla4.A2" office:value-type="string">
                  <text:p text:style-name="P26">0</text:p>
                </table:table-cell>
                <table:table-cell table:style-name="Tabla4.B2" office:value-type="string">
                  <text:p text:style-name="P20">1 if nmi generator is active (for zx80, zx81) (v. 3+)</text:p>
                </table:table-cell>
              </table:table-row>
            </table:table>
            <text:p text:style-name="P11"/>
          </table:table-cell>
        </table:table-row>
        <table:table-row>
          <table:table-cell table:style-name="Tabla1.C2" table:number-columns-spanned="3" office:value-type="string">
            <text:p text:style-name="P25">Next values are used on version 4 and higher</text:p>
          </table:table-cell>
          <table:covered-table-cell/>
          <table:covered-table-cell/>
        </table:table-row>
        <table:table-row>
          <table:table-cell table:style-name="Tabla1.A2" office:value-type="string">
            <text:p text:style-name="P11">73</text:p>
          </table:table-cell>
          <table:table-cell table:style-name="Tabla1.A2" office:value-type="string">
            <text:p text:style-name="P11">bits_estado3</text:p>
          </table:table-cell>
          <table:table-cell table:style-name="Tabla1.C2" office:value-type="string">
            <table:table table:name="Tabla5" table:style-name="Tabla5">
              <table:table-column table:style-name="Tabla5.A"/>
              <table:table-column table:style-name="Tabla5.B"/>
              <table:table-row>
                <table:table-cell table:style-name="Tabla5.A1" office:value-type="string">
                  <text:p text:style-name="P23">Bit</text:p>
                </table:table-cell>
                <table:table-cell table:style-name="Tabla5.B1" office:value-type="string">
                  <text:p text:style-name="P23">Description</text:p>
                </table:table-cell>
              </table:table-row>
              <table:table-row>
                <table:table-cell table:style-name="Tabla5.A2" office:value-type="string">
                  <text:p text:style-name="P26">7</text:p>
                </table:table-cell>
                <table:table-cell table:style-name="Tabla5.B2" office:value-type="string">
                  <text:p text:style-name="P14">0 if Z88/CPC default keymap. 1 for Spanish</text:p>
                </table:table-cell>
              </table:table-row>
              <table:table-row>
                <table:table-cell table:style-name="Tabla5.A2" office:value-type="string">
                  <text:p text:style-name="P26">6</text:p>
                </table:table-cell>
                <table:table-cell table:style-name="Tabla5.B2" office:value-type="string">
                  <text:p text:style-name="P14">1 if kempston mouse emulation</text:p>
                </table:table-cell>
              </table:table-row>
              <table:table-row>
                <table:table-cell table:style-name="Tabla5.A2" office:value-type="string">
                  <text:p text:style-name="P26">5</text:p>
                </table:table-cell>
                <table:table-cell table:style-name="Tabla5.B2" office:value-type="string">
                  <text:p text:style-name="P14">1 if add 32 to second trap char routine on stdout driver</text:p>
                </table:table-cell>
              </table:table-row>
              <table:table-row>
                <table:table-cell table:style-name="Tabla5.A2" office:value-type="string">
                  <text:p text:style-name="P26">4</text:p>
                </table:table-cell>
                <table:table-cell table:style-name="Tabla5.B2" office:value-type="string">
                  <text:p text:style-name="P14">1 if automatic screen redraw on stdout/simpletext driver</text:p>
                </table:table-cell>
              </table:table-row>
              <table:table-row>
                <table:table-cell table:style-name="Tabla5.A2" office:value-type="string">
                  <text:p text:style-name="P26">3</text:p>
                </table:table-cell>
                <table:table-cell table:style-name="Tabla5.B2" office:value-type="string">
                  <text:p text:style-name="P14">1 if trap RST10H on stdout/simpletext driver </text:p>
                </table:table-cell>
              </table:table-row>
              <table:table-row>
                <table:table-cell table:style-name="Tabla5.A2" office:value-type="string">
                  <text:p text:style-name="P26">2</text:p>
                </table:table-cell>
                <table:table-cell table:style-name="Tabla5.B2" office:value-type="string">
                  <text:p text:style-name="P14">1 if VSYNC sound enabled (for zx80, zx81)</text:p>
                </table:table-cell>
              </table:table-row>
              <table:table-row>
                <table:table-cell table:style-name="Tabla5.A2" office:value-type="string">
                  <text:p text:style-name="P26">1</text:p>
                </table:table-cell>
                <table:table-cell table:style-name="Tabla5.B2" office:value-type="string">
                  <text:p text:style-name="P14">1 if LNCTR video adjust (for zx80, zx81)</text:p>
                </table:table-cell>
              </table:table-row>
              <table:table-row>
                <table:table-cell table:style-name="Tabla5.A2" office:value-type="string">
                  <text:p text:style-name="P30">0</text:p>
                </table:table-cell>
                <table:table-cell table:style-name="Tabla5.B2" office:value-type="string">
                  <text:p text:style-name="P17">1 if horizontal stabilization (for zx80, zx81)</text:p>
                </table:table-cell>
              </table:table-row>
            </table:table>
            <text:p text:style-name="P11"/>
          </table:table-cell>
        </table:table-row>
        <table:table-row>
          <table:table-cell table:style-name="Tabla1.A2" office:value-type="string">
            <text:p text:style-name="P11">74</text:p>
          </table:table-cell>
          <table:table-cell table:style-name="Tabla1.A2" office:value-type="string">
            <text:p text:style-name="P11">t_states_offset</text:p>
          </table:table-cell>
          <table:table-cell table:style-name="Tabla1.C2" office:value-type="string">
            <text:p text:style-name="P11">BYTE Video t_states offset value on zx80/81. Value with sign (-128 ... +127). Unused on ZEsarUX 1.4 and higher</text:p>
          </table:table-cell>
        </table:table-row>
        <table:table-row>
          <table:table-cell table:style-name="Tabla1.A2" office:value-type="string">
            <text:p text:style-name="P11">75</text:p>
          </table:table-cell>
          <table:table-cell table:style-name="Tabla1.A2" office:value-type="string">
            <text:p text:style-name="P11">snapshot_day</text:p>
          </table:table-cell>
          <table:table-cell table:style-name="Tabla1.C2" office:value-type="string">
            <text:p text:style-name="P11">BYTE Day when the snapshot was saved</text:p>
          </table:table-cell>
        </table:table-row>
        <table:table-row>
          <table:table-cell table:style-name="Tabla1.A2" office:value-type="string">
            <text:p text:style-name="P11">76</text:p>
          </table:table-cell>
          <table:table-cell table:style-name="Tabla1.A2" office:value-type="string">
            <text:p text:style-name="P11">snapshot_month</text:p>
          </table:table-cell>
          <table:table-cell table:style-name="Tabla1.C2" office:value-type="string">
            <text:p text:style-name="P11">BYTE Month when the snapshot was saved</text:p>
          </table:table-cell>
        </table:table-row>
        <table:table-row>
          <table:table-cell table:style-name="Tabla1.A2" office:value-type="string">
            <text:p text:style-name="P11">77</text:p>
          </table:table-cell>
          <table:table-cell table:style-name="Tabla1.A2" office:value-type="string">
            <text:p text:style-name="P11">snapshot_year</text:p>
          </table:table-cell>
          <table:table-cell table:style-name="Tabla1.C2" office:value-type="string">
            <text:p text:style-name="P11">WORD Year when the snapshot was saved</text:p>
          </table:table-cell>
        </table:table-row>
        <text:soft-page-break/>
        <table:table-row>
          <table:table-cell table:style-name="Tabla1.A2" office:value-type="string">
            <text:p text:style-name="P11">79</text:p>
          </table:table-cell>
          <table:table-cell table:style-name="Tabla1.A2" office:value-type="string">
            <text:p text:style-name="P11">snapshot_hour</text:p>
          </table:table-cell>
          <table:table-cell table:style-name="Tabla1.C2" office:value-type="string">
            <text:p text:style-name="P11">BYTE Hour when the snapshot was saved </text:p>
          </table:table-cell>
        </table:table-row>
        <table:table-row>
          <table:table-cell table:style-name="Tabla1.A2" office:value-type="string">
            <text:p text:style-name="P11">80</text:p>
          </table:table-cell>
          <table:table-cell table:style-name="Tabla1.A2" office:value-type="string">
            <text:p text:style-name="P11">snapshot_minute</text:p>
          </table:table-cell>
          <table:table-cell table:style-name="Tabla1.C2" office:value-type="string">
            <text:p text:style-name="P11">BYTE Minute when the snapshot was saved </text:p>
          </table:table-cell>
        </table:table-row>
        <table:table-row>
          <table:table-cell table:style-name="Tabla1.A2" office:value-type="string">
            <text:p text:style-name="P11">81</text:p>
          </table:table-cell>
          <table:table-cell table:style-name="Tabla1.A2" office:value-type="string">
            <text:p text:style-name="P11">zx8081ram</text:p>
          </table:table-cell>
          <table:table-cell table:style-name="Tabla1.C2" office:value-type="string">
            <text:p text:style-name="P11">BYTE Ram assigned to ZX80/81 (1..16), not counting ram packs on 2000H, 8000H or C000H </text:p>
          </table:table-cell>
        </table:table-row>
        <table:table-row>
          <table:table-cell table:style-name="Tabla1.A2" office:value-type="string">
            <text:p text:style-name="P11">82</text:p>
          </table:table-cell>
          <table:table-cell table:style-name="Tabla1.A2" office:value-type="string">
            <text:p text:style-name="P11">invesrompoke</text:p>
          </table:table-cell>
          <table:table-cell table:style-name="Tabla1.C2" office:value-type="string">
            <text:p text:style-name="P11">BYTE Last value set as Inves low RAM Poke from menu. 255 by default</text:p>
          </table:table-cell>
        </table:table-row>
        <table:table-row>
          <table:table-cell table:style-name="Tabla1.A2" office:value-type="string">
            <text:p text:style-name="P11">83</text:p>
          </table:table-cell>
          <table:table-cell table:style-name="Tabla1.A2" office:value-type="string">
            <text:p text:style-name="P11">invesuladelay</text:p>
          </table:table-cell>
          <table:table-cell table:style-name="Tabla1.C2" office:value-type="string">
            <text:p text:style-name="P11">Do NOT use. It was : BYTE Inves ULA delay factor. It is not used since ZEsarUX 3.1 and must never be used</text:p>
          </table:table-cell>
        </table:table-row>
        <table:table-row>
          <table:table-cell table:style-name="Tabla1.A2" office:value-type="string">
            <text:p text:style-name="P11">84</text:p>
          </table:table-cell>
          <table:table-cell table:style-name="Tabla1.A2" office:value-type="string">
            <text:p text:style-name="P11">secondtrapaddress</text:p>
          </table:table-cell>
          <table:table-cell table:style-name="Tabla1.C2" office:value-type="string">
            <text:p text:style-name="P11">WORD Stdout second trap char address. Set to 0 if not used </text:p>
          </table:table-cell>
        </table:table-row>
        <table:table-row>
          <table:table-cell table:style-name="Tabla1.A2" office:value-type="string">
            <text:p text:style-name="P11">86</text:p>
          </table:table-cell>
          <table:table-cell table:style-name="Tabla1.A2" office:value-type="string">
            <text:p text:style-name="P11">thirdtrapaddress</text:p>
          </table:table-cell>
          <table:table-cell table:style-name="Tabla1.C2" office:value-type="string">
            <text:p text:style-name="P11">WORD Stdout third trap char address. Set to 0 if not used </text:p>
          </table:table-cell>
        </table:table-row>
        <table:table-row>
          <table:table-cell table:style-name="Tabla1.A2" office:value-type="string">
            <text:p text:style-name="P11">88</text:p>
          </table:table-cell>
          <table:table-cell table:style-name="Tabla1.A2" office:value-type="string">
            <text:p text:style-name="P11">stdout_simpletext_linewidth</text:p>
          </table:table-cell>
          <table:table-cell table:style-name="Tabla1.C2" office:value-type="string">
            <text:p text:style-name="P11">BYTE Stdout/simpletext line width</text:p>
          </table:table-cell>
        </table:table-row>
        <table:table-row>
          <table:table-cell table:style-name="Tabla1.A2" office:value-type="string">
            <text:p text:style-name="P11">89</text:p>
          </table:table-cell>
          <table:table-cell table:style-name="Tabla1.A2" office:value-type="string">
            <text:p text:style-name="P11">stdoutcharfilter</text:p>
          </table:table-cell>
          <table:table-cell table:style-name="Tabla1.C2" office:value-type="string">
            <text:p text:style-name="P11">BYTE Stdout char filter (0=none, 1=Generic, 2=AD adventures 42 char, 3=PAWS Spanish accents, 4=Hobbit)</text:p>
          </table:table-cell>
        </table:table-row>
        <table:table-row>
          <table:table-cell table:style-name="Tabla1.A2" office:value-type="string">
            <text:p text:style-name="P11">90</text:p>
          </table:table-cell>
          <table:table-cell table:style-name="Tabla1.A2" office:value-type="string">
            <text:p text:style-name="P11">joystick_type</text:p>
          </table:table-cell>
          <table:table-cell table:style-name="Tabla1.C2" office:value-type="string">
            <text:p text:style-name="P11">BYTE Joystick type emulation: (0=none, 1=kempston, 2=sinclair1, 3=sinclair2, 4=cursor, 5=cursor&amp;shift, 6=opqa_space, 7=fuller, 8=zebra, 9=mikrogen, 10=zxpand) (10 on ZEsarUX 3.1 and higher)</text:p>
          </table:table-cell>
        </table:table-row>
        <table:table-row>
          <table:table-cell table:style-name="Tabla1.A67" office:value-type="float" office:value="91">
            <text:p text:style-name="P11">91</text:p>
          </table:table-cell>
          <table:table-cell table:style-name="Tabla1.A2" office:value-type="string">
            <text:p text:style-name="P11">lightgun_type</text:p>
          </table:table-cell>
          <table:table-cell table:style-name="Tabla1.C2" office:value-type="string">
            <text:p text:style-name="P11">BYTE Lightgun type emulation: (0=none, 1=sinclair1, 2=sinclair2, 3=kempston, 4=aychip)</text:p>
          </table:table-cell>
        </table:table-row>
        <table:table-row>
          <table:table-cell table:style-name="Tabla1.C2" table:number-columns-spanned="3" office:value-type="string">
            <text:p text:style-name="P21">Next values are used on version 5 and higher</text:p>
          </table:table-cell>
          <table:covered-table-cell/>
          <table:covered-table-cell/>
        </table:table-row>
        <table:table-row>
          <table:table-cell table:style-name="Tabla1.A67" office:value-type="float" office:value="92">
            <text:p text:style-name="P11">92</text:p>
          </table:table-cell>
          <table:table-cell table:style-name="Tabla1.A2" office:value-type="string">
            <text:p text:style-name="P11">z88_internal_rom_size</text:p>
          </table:table-cell>
          <table:table-cell table:style-name="Tabla1.C2" office:value-type="string">
            <text:p text:style-name="P22">BYTE. Z88 Internal ROM size (divided by 16384)</text:p>
          </table:table-cell>
        </table:table-row>
        <table:table-row>
          <table:table-cell table:style-name="Tabla1.A67" office:value-type="float" office:value="93">
            <text:p text:style-name="P11">93</text:p>
          </table:table-cell>
          <table:table-cell table:style-name="Tabla1.A2" office:value-type="string">
            <text:p text:style-name="P11">z88_internal_ram_size</text:p>
          </table:table-cell>
          <table:table-cell table:style-name="Tabla1.C2" office:value-type="string">
            <text:p text:style-name="P22">BYTE. Z88 Internal RAM size (divided by 16384)</text:p>
          </table:table-cell>
        </table:table-row>
        <table:table-row>
          <table:table-cell table:style-name="Tabla1.A67" office:value-type="float" office:value="94">
            <text:p text:style-name="P11">94</text:p>
          </table:table-cell>
          <table:table-cell table:style-name="Tabla1.A2" office:value-type="string">
            <text:p text:style-name="P11">z88_slots_type</text:p>
          </table:table-cell>
          <table:table-cell table:style-name="Tabla1.C2" office:value-type="string">
            <text:p text:style-name="P22">BYTE. Z88. Indicates which types of slots are inserted. If some slot doesn't have card, type has no sense. Value is codificated as:</text:p>
            <table:table table:name="Tabla6" table:style-name="Tabla6">
              <table:table-column table:style-name="Tabla6.A"/>
              <table:table-column table:style-name="Tabla6.B"/>
              <table:table-row>
                <table:table-cell table:style-name="Tabla6.A1" office:value-type="string">
                  <text:p text:style-name="P23">Bit</text:p>
                </table:table-cell>
                <table:table-cell table:style-name="Tabla6.B1" office:value-type="string">
                  <text:p text:style-name="P23">Description</text:p>
                </table:table-cell>
              </table:table-row>
              <table:table-row>
                <table:table-cell table:style-name="Tabla6.A2" office:value-type="float" office:value="0">
                  <text:p text:style-name="P29">6-7</text:p>
                </table:table-cell>
                <table:table-cell table:style-name="Tabla6.B2" office:value-type="float" office:value="0">
                  <text:p text:style-name="P29">Unused</text:p>
                </table:table-cell>
              </table:table-row>
              <table:table-row>
                <table:table-cell table:style-name="Tabla6.A2" office:value-type="float" office:value="0">
                  <text:p text:style-name="P29">4-5</text:p>
                </table:table-cell>
                <table:table-cell table:style-name="Tabla6.B2" office:value-type="float" office:value="0">
                  <text:p text:style-name="P29">Slot 3 Memory type</text:p>
                </table:table-cell>
              </table:table-row>
              <table:table-row>
                <table:table-cell table:style-name="Tabla6.A2" office:value-type="float" office:value="41700">
                  <text:p text:style-name="P29">2-3</text:p>
                </table:table-cell>
                <table:table-cell table:style-name="Tabla6.B2" office:value-type="float" office:value="0">
                  <text:p text:style-name="P29">Slot 2 Memory type</text:p>
                </table:table-cell>
              </table:table-row>
              <table:table-row>
                <table:table-cell table:style-name="Tabla6.A2" office:value-type="float" office:value="0">
                  <text:p text:style-name="P29">0-1</text:p>
                </table:table-cell>
                <table:table-cell table:style-name="Tabla6.B2" office:value-type="float" office:value="0">
                  <text:p text:style-name="P29">Slot 1 Memory type</text:p>
                </table:table-cell>
              </table:table-row>
            </table:table>
            <text:p text:style-name="P22">Type can be:</text:p>
            <text:p text:style-name="P22">0: RAM</text:p>
            <text:p text:style-name="P22">1: Hybrid RAM+EPROM (was used as ROM type on ZEsarUX 2.0)</text:p>
            <text:p text:style-name="P22">2: EPROM</text:p>
            <text:p text:style-name="P22">3: FLASH</text:p>
            <text:p text:style-name="P22">Note: EPROM, Hybrid EPROM+RAM or FLASH on <text:soft-page-break/>slot 3 are not saved on zx snapshots, but are indicated here to warn user that it must be inserted manually an eprom or flash</text:p>
          </table:table-cell>
        </table:table-row>
        <table:table-row>
          <table:table-cell table:style-name="Tabla1.A67" office:value-type="float" office:value="95">
            <text:p text:style-name="P11">95</text:p>
          </table:table-cell>
          <table:table-cell table:style-name="Tabla1.A2" office:value-type="string">
            <text:p text:style-name="P11">z88_slot1_size</text:p>
          </table:table-cell>
          <table:table-cell table:style-name="Tabla1.C2" office:value-type="string">
            <text:p text:style-name="Table_20_Contents">BYTE. Z88 Slot 1 size (divided by 16384)</text:p>
          </table:table-cell>
        </table:table-row>
        <table:table-row>
          <table:table-cell table:style-name="Tabla1.A67" office:value-type="float" office:value="96">
            <text:p text:style-name="P11">96</text:p>
          </table:table-cell>
          <table:table-cell table:style-name="Tabla1.A2" office:value-type="string">
            <text:p text:style-name="P11">z88_slot2_size</text:p>
          </table:table-cell>
          <table:table-cell table:style-name="Tabla1.C2" office:value-type="string">
            <text:p text:style-name="Table_20_Contents">BYTE. Z88 Slot 2 size (divided by 16384)</text:p>
          </table:table-cell>
        </table:table-row>
        <table:table-row>
          <table:table-cell table:style-name="Tabla1.A67" office:value-type="float" office:value="97">
            <text:p text:style-name="P11">97</text:p>
          </table:table-cell>
          <table:table-cell table:style-name="Tabla1.A2" office:value-type="string">
            <text:p text:style-name="P11">z88_slot3_size</text:p>
          </table:table-cell>
          <table:table-cell table:style-name="Tabla1.C2" office:value-type="string">
            <text:p text:style-name="Table_20_Contents">BYTE. Z88 Slot 3 size (divided by 16384)</text:p>
          </table:table-cell>
        </table:table-row>
        <table:table-row>
          <table:table-cell table:style-name="Tabla1.A2" office:value-type="string">
            <text:p text:style-name="P11">98</text:p>
          </table:table-cell>
          <table:table-cell table:style-name="Tabla1.A2" office:value-type="string">
            <text:p text:style-name="P11">z88_pb0</text:p>
          </table:table-cell>
          <table:table-cell table:style-name="Tabla1.C2" office:value-type="string">
            <text:p text:style-name="Table_20_Contents">WORD. Z88 Blink register PB0</text:p>
          </table:table-cell>
        </table:table-row>
        <table:table-row>
          <table:table-cell table:style-name="Tabla1.A2" office:value-type="string">
            <text:p text:style-name="P11">100</text:p>
          </table:table-cell>
          <table:table-cell table:style-name="Tabla1.A2" office:value-type="string">
            <text:p text:style-name="P11">z88_pb1</text:p>
          </table:table-cell>
          <table:table-cell table:style-name="Tabla1.C2" office:value-type="string">
            <text:p text:style-name="Table_20_Contents">WORD. Z88 Blink register PB1</text:p>
          </table:table-cell>
        </table:table-row>
        <table:table-row>
          <table:table-cell table:style-name="Tabla1.A2" office:value-type="string">
            <text:p text:style-name="P11">102</text:p>
          </table:table-cell>
          <table:table-cell table:style-name="Tabla1.A2" office:value-type="string">
            <text:p text:style-name="P11">z88_pb2</text:p>
          </table:table-cell>
          <table:table-cell table:style-name="Tabla1.C2" office:value-type="string">
            <text:p text:style-name="Table_20_Contents">WORD. Z88 Blink register PB2</text:p>
          </table:table-cell>
        </table:table-row>
        <table:table-row>
          <table:table-cell table:style-name="Tabla1.A2" office:value-type="string">
            <text:p text:style-name="P11">104</text:p>
          </table:table-cell>
          <table:table-cell table:style-name="Tabla1.A2" office:value-type="string">
            <text:p text:style-name="P11">z88_pb3</text:p>
          </table:table-cell>
          <table:table-cell table:style-name="Tabla1.C2" office:value-type="string">
            <text:p text:style-name="Table_20_Contents">WORD. Z88 Blink register PB3</text:p>
          </table:table-cell>
        </table:table-row>
        <table:table-row>
          <table:table-cell table:style-name="Tabla1.A2" office:value-type="string">
            <text:p text:style-name="P11">106</text:p>
          </table:table-cell>
          <table:table-cell table:style-name="Tabla1.A2" office:value-type="string">
            <text:p text:style-name="P11">z88_sbr</text:p>
          </table:table-cell>
          <table:table-cell table:style-name="Tabla1.C2" office:value-type="string">
            <text:p text:style-name="Table_20_Contents">WORD. Z88 Blink register SBR</text:p>
          </table:table-cell>
        </table:table-row>
        <table:table-row>
          <table:table-cell table:style-name="Tabla1.A2" office:value-type="string">
            <text:p text:style-name="P11">108</text:p>
          </table:table-cell>
          <table:table-cell table:style-name="Tabla1.A2" office:value-type="string">
            <text:p text:style-name="P11">z88_com</text:p>
          </table:table-cell>
          <table:table-cell table:style-name="Tabla1.C2" office:value-type="string">
            <text:p text:style-name="Table_20_Contents">BYTE. Z88 Blink register COM</text:p>
          </table:table-cell>
        </table:table-row>
        <table:table-row>
          <table:table-cell table:style-name="Tabla1.A2" office:value-type="string">
            <text:p text:style-name="P11">109</text:p>
          </table:table-cell>
          <table:table-cell table:style-name="Tabla1.A2" office:value-type="string">
            <text:p text:style-name="P11">z88_int</text:p>
          </table:table-cell>
          <table:table-cell table:style-name="Tabla1.C2" office:value-type="string">
            <text:p text:style-name="Table_20_Contents">BYTE. Z88 Blink register INT</text:p>
          </table:table-cell>
        </table:table-row>
        <table:table-row>
          <table:table-cell table:style-name="Tabla1.A2" office:value-type="string">
            <text:p text:style-name="P11">110</text:p>
          </table:table-cell>
          <table:table-cell table:style-name="Tabla1.A2" office:value-type="string">
            <text:p text:style-name="P11">z88_sta</text:p>
          </table:table-cell>
          <table:table-cell table:style-name="Tabla1.C2" office:value-type="string">
            <text:p text:style-name="Table_20_Contents">BYTE. Z88 Blink register STA</text:p>
          </table:table-cell>
        </table:table-row>
        <table:table-row>
          <table:table-cell table:style-name="Tabla1.A2" office:value-type="string">
            <text:p text:style-name="P11">111</text:p>
          </table:table-cell>
          <table:table-cell table:style-name="Tabla1.A2" office:value-type="string">
            <text:p text:style-name="P11">z88_epr</text:p>
          </table:table-cell>
          <table:table-cell table:style-name="Tabla1.C2" office:value-type="string">
            <text:p text:style-name="Table_20_Contents">BYTE. Z88 Blink register EPR</text:p>
          </table:table-cell>
        </table:table-row>
        <table:table-row>
          <table:table-cell table:style-name="Tabla1.A2" office:value-type="string">
            <text:p text:style-name="P11">112</text:p>
          </table:table-cell>
          <table:table-cell table:style-name="Tabla1.A2" office:value-type="string">
            <text:p text:style-name="P11">z88_tmk</text:p>
          </table:table-cell>
          <table:table-cell table:style-name="Tabla1.C2" office:value-type="string">
            <text:p text:style-name="Table_20_Contents">BYTE. Z88 Blink register TMK</text:p>
          </table:table-cell>
        </table:table-row>
        <table:table-row>
          <table:table-cell table:style-name="Tabla1.A2" office:value-type="string">
            <text:p text:style-name="P11">113</text:p>
          </table:table-cell>
          <table:table-cell table:style-name="Tabla1.A2" office:value-type="string">
            <text:p text:style-name="P11">z88_tsta</text:p>
          </table:table-cell>
          <table:table-cell table:style-name="Tabla1.C2" office:value-type="string">
            <text:p text:style-name="Table_20_Contents">BYTE. Z88 Blink register TSTA</text:p>
          </table:table-cell>
        </table:table-row>
        <table:table-row>
          <table:table-cell table:style-name="Tabla1.A2" office:value-type="string">
            <text:p text:style-name="P11">114</text:p>
          </table:table-cell>
          <table:table-cell table:style-name="Tabla1.A2" office:value-type="string">
            <text:p text:style-name="P11">z88_mapped_seg0</text:p>
          </table:table-cell>
          <table:table-cell table:style-name="Tabla1.C2" office:value-type="string">
            <text:p text:style-name="Table_20_Contents">BYTE. Z88 Bank mapped to memory segment 0</text:p>
          </table:table-cell>
        </table:table-row>
        <table:table-row>
          <table:table-cell table:style-name="Tabla1.A2" office:value-type="string">
            <text:p text:style-name="P11">115</text:p>
          </table:table-cell>
          <table:table-cell table:style-name="Tabla1.A2" office:value-type="string">
            <text:p text:style-name="P11">z88_mapped_seg1</text:p>
          </table:table-cell>
          <table:table-cell table:style-name="Tabla1.C2" office:value-type="string">
            <text:p text:style-name="Table_20_Contents">BYTE. Z88 Bank mapped to memory segment 1</text:p>
          </table:table-cell>
        </table:table-row>
        <table:table-row>
          <table:table-cell table:style-name="Tabla1.A2" office:value-type="string">
            <text:p text:style-name="P11">116</text:p>
          </table:table-cell>
          <table:table-cell table:style-name="Tabla1.A2" office:value-type="string">
            <text:p text:style-name="P11">z88_mapped_seg2</text:p>
          </table:table-cell>
          <table:table-cell table:style-name="Tabla1.C2" office:value-type="string">
            <text:p text:style-name="Table_20_Contents">BYTE. Z88 Bank mapped to memory segment 2</text:p>
          </table:table-cell>
        </table:table-row>
        <table:table-row>
          <table:table-cell table:style-name="Tabla1.A2" office:value-type="string">
            <text:p text:style-name="P11">117</text:p>
          </table:table-cell>
          <table:table-cell table:style-name="Tabla1.A2" office:value-type="string">
            <text:p text:style-name="P11">z88_mapped_seg3</text:p>
          </table:table-cell>
          <table:table-cell table:style-name="Tabla1.C2" office:value-type="string">
            <text:p text:style-name="Table_20_Contents">BYTE. Z88 Bank mapped to memory segment 3</text:p>
          </table:table-cell>
        </table:table-row>
        <table:table-row>
          <table:table-cell table:style-name="Tabla1.A2" office:value-type="string">
            <text:p text:style-name="P11">118</text:p>
          </table:table-cell>
          <table:table-cell table:style-name="Tabla1.A2" office:value-type="string">
            <text:p text:style-name="P11">z88_tim0</text:p>
          </table:table-cell>
          <table:table-cell table:style-name="Tabla1.C2" office:value-type="string">
            <text:p text:style-name="Table_20_Contents">BYTE. Z88 Blink register TIM0</text:p>
          </table:table-cell>
        </table:table-row>
        <table:table-row>
          <table:table-cell table:style-name="Tabla1.A2" office:value-type="string">
            <text:p text:style-name="P11">119</text:p>
          </table:table-cell>
          <table:table-cell table:style-name="Tabla1.A2" office:value-type="string">
            <text:p text:style-name="P11">z88_tim1</text:p>
          </table:table-cell>
          <table:table-cell table:style-name="Tabla1.C2" office:value-type="string">
            <text:p text:style-name="Table_20_Contents">BYTE. Z88 Blink register TIM1</text:p>
          </table:table-cell>
        </table:table-row>
        <table:table-row>
          <table:table-cell table:style-name="Tabla1.A2" office:value-type="string">
            <text:p text:style-name="P11">120</text:p>
          </table:table-cell>
          <table:table-cell table:style-name="Tabla1.A2" office:value-type="string">
            <text:p text:style-name="P11">z88_tim2</text:p>
          </table:table-cell>
          <table:table-cell table:style-name="Tabla1.C2" office:value-type="string">
            <text:p text:style-name="Table_20_Contents">BYTE. Z88 Blink register TIM2</text:p>
          </table:table-cell>
        </table:table-row>
        <table:table-row>
          <table:table-cell table:style-name="Tabla1.A2" office:value-type="string">
            <text:p text:style-name="P11">121</text:p>
          </table:table-cell>
          <table:table-cell table:style-name="Tabla1.A2" office:value-type="string">
            <text:p text:style-name="P11">z88_tim3</text:p>
          </table:table-cell>
          <table:table-cell table:style-name="Tabla1.C2" office:value-type="string">
            <text:p text:style-name="Table_20_Contents">BYTE. Z88 Blink register TIM3</text:p>
          </table:table-cell>
        </table:table-row>
        <table:table-row>
          <table:table-cell table:style-name="Tabla1.A2" office:value-type="string">
            <text:p text:style-name="P11">122</text:p>
          </table:table-cell>
          <table:table-cell table:style-name="Tabla1.A2" office:value-type="string">
            <text:p text:style-name="P11">z88_tim4</text:p>
          </table:table-cell>
          <table:table-cell table:style-name="Tabla1.C2" office:value-type="string">
            <text:p text:style-name="Table_20_Contents">BYTE. Z88 Blink register TIM4</text:p>
          </table:table-cell>
        </table:table-row>
        <table:table-row>
          <table:table-cell table:style-name="Tabla1.A2" office:value-type="string">
            <text:p text:style-name="P11">123</text:p>
          </table:table-cell>
          <table:table-cell table:style-name="Tabla1.A2" office:value-type="string">
            <text:p text:style-name="P11">z88_rxd</text:p>
          </table:table-cell>
          <table:table-cell table:style-name="Tabla1.C2" office:value-type="string">
            <text:p text:style-name="Table_20_Contents">BYTE. Z88 Blink register RXD</text:p>
          </table:table-cell>
        </table:table-row>
        <table:table-row>
          <table:table-cell table:style-name="Tabla1.A2" office:value-type="string">
            <text:p text:style-name="P11">124</text:p>
          </table:table-cell>
          <table:table-cell table:style-name="Tabla1.A2" office:value-type="string">
            <text:p text:style-name="P11">z88_rxe</text:p>
          </table:table-cell>
          <table:table-cell table:style-name="Tabla1.C2" office:value-type="string">
            <text:p text:style-name="Table_20_Contents">BYTE. Z88 Blink register RXE</text:p>
          </table:table-cell>
        </table:table-row>
        <table:table-row>
          <table:table-cell table:style-name="Tabla1.A2" office:value-type="string">
            <text:p text:style-name="P11">125</text:p>
          </table:table-cell>
          <table:table-cell table:style-name="Tabla1.A2" office:value-type="string">
            <text:p text:style-name="P11">z88_rxc</text:p>
          </table:table-cell>
          <table:table-cell table:style-name="Tabla1.C2" office:value-type="string">
            <text:p text:style-name="Table_20_Contents">BYTE. Z88 Blink register RXC</text:p>
          </table:table-cell>
        </table:table-row>
        <table:table-row>
          <table:table-cell table:style-name="Tabla1.A2" office:value-type="string">
            <text:p text:style-name="P11">126</text:p>
          </table:table-cell>
          <table:table-cell table:style-name="Tabla1.A2" office:value-type="string">
            <text:p text:style-name="P11">z88_txd</text:p>
          </table:table-cell>
          <table:table-cell table:style-name="Tabla1.C2" office:value-type="string">
            <text:p text:style-name="Table_20_Contents">BYTE. Z88 Blink register TXD</text:p>
          </table:table-cell>
        </table:table-row>
        <table:table-row>
          <table:table-cell table:style-name="Tabla1.A2" office:value-type="string">
            <text:p text:style-name="P11">127</text:p>
          </table:table-cell>
          <table:table-cell table:style-name="Tabla1.A2" office:value-type="string">
            <text:p text:style-name="P11">z88_txc</text:p>
          </table:table-cell>
          <table:table-cell table:style-name="Tabla1.C2" office:value-type="string">
            <text:p text:style-name="Table_20_Contents">BYTE. Z88 Blink register TXC</text:p>
          </table:table-cell>
        </table:table-row>
        <table:table-row>
          <table:table-cell table:style-name="Tabla1.A2" office:value-type="string">
            <text:p text:style-name="P11">128</text:p>
          </table:table-cell>
          <table:table-cell table:style-name="Tabla1.A2" office:value-type="string">
            <text:p text:style-name="P11">z88_umk</text:p>
          </table:table-cell>
          <table:table-cell table:style-name="Tabla1.C2" office:value-type="string">
            <text:p text:style-name="Table_20_Contents">BYTE. Z88 Blink register UMK</text:p>
          </table:table-cell>
        </table:table-row>
        <table:table-row>
          <table:table-cell table:style-name="Tabla1.A2" office:value-type="string">
            <text:p text:style-name="P11">129</text:p>
          </table:table-cell>
          <table:table-cell table:style-name="Tabla1.A2" office:value-type="string">
            <text:p text:style-name="P11">z88_uit</text:p>
          </table:table-cell>
          <table:table-cell table:style-name="Tabla1.C2" office:value-type="string">
            <text:p text:style-name="Table_20_Contents">BYTE. Z88 Blink register UIT</text:p>
          </table:table-cell>
        </table:table-row>
        <table:table-row>
          <table:table-cell table:style-name="Tabla1.C2" table:number-columns-spanned="3" office:value-type="string">
            <text:p text:style-name="P21">Next values are used on version 6 and higher</text:p>
          </table:table-cell>
          <table:covered-table-cell/>
          <table:covered-table-cell/>
        </table:table-row>
        <table:table-row>
          <table:table-cell table:style-name="Tabla1.A67" office:value-type="float" office:value="130">
            <text:p text:style-name="P11">130</text:p>
          </table:table-cell>
          <table:table-cell table:style-name="Tabla1.A2" office:value-type="string">
            <text:p text:style-name="P11">ace_ram</text:p>
          </table:table-cell>
          <table:table-cell table:style-name="Tabla1.C2" office:value-type="string">
            <text:p text:style-name="P11">BYTE. KB of Jupiter Ace Ram. 3, 19 or 35</text:p>
          </table:table-cell>
        </table:table-row>
        <text:soft-page-break/>
        <table:table-row>
          <table:table-cell table:style-name="Tabla1.A67" office:value-type="float" office:value="131">
            <text:p text:style-name="P11">131</text:p>
          </table:table-cell>
          <table:table-cell table:style-name="Tabla1.A2" office:value-type="string">
            <text:p text:style-name="P11">timex_port_f4</text:p>
          </table:table-cell>
          <table:table-cell table:style-name="Tabla1.C2" office:value-type="string">
            <text:p text:style-name="P11">BYTE. Last out to port F4H</text:p>
          </table:table-cell>
        </table:table-row>
        <table:table-row>
          <table:table-cell table:style-name="Tabla1.A67" office:value-type="float" office:value="132">
            <text:p text:style-name="P11">132</text:p>
          </table:table-cell>
          <table:table-cell table:style-name="Tabla1.A2" office:value-type="string">
            <text:p text:style-name="P11">timex_port_ff</text:p>
          </table:table-cell>
          <table:table-cell table:style-name="Tabla1.C2" office:value-type="string">
            <text:p text:style-name="P11">BYTE. Last out to port FFH</text:p>
          </table:table-cell>
        </table:table-row>
        <table:table-row>
          <table:table-cell table:style-name="Tabla1.A67" office:value-type="float" office:value="133">
            <text:p text:style-name="P11">133</text:p>
          </table:table-cell>
          <table:table-cell table:style-name="Tabla1.A2" office:value-type="string">
            <text:p text:style-name="P11">bits_estado4</text:p>
          </table:table-cell>
          <table:table-cell table:style-name="Tabla1.C2" office:value-type="string">
            <table:table table:name="Tabla7" table:style-name="Tabla7">
              <table:table-column table:style-name="Tabla7.A"/>
              <table:table-column table:style-name="Tabla7.B"/>
              <table:table-row>
                <table:table-cell table:style-name="Tabla7.A1" office:value-type="string">
                  <text:p text:style-name="P23">Bit</text:p>
                </table:table-cell>
                <table:table-cell table:style-name="Tabla7.B1" office:value-type="string">
                  <text:p text:style-name="P23">Description</text:p>
                </table:table-cell>
              </table:table-row>
              <table:table-row>
                <table:table-cell table:style-name="Tabla7.A2" office:value-type="string">
                  <text:p text:style-name="P26">7</text:p>
                </table:table-cell>
                <table:table-cell table:style-name="Tabla7.B2" office:value-type="string">
                  <text:p text:style-name="P14">Not used</text:p>
                </table:table-cell>
              </table:table-row>
              <table:table-row>
                <table:table-cell table:style-name="Tabla7.A2" office:value-type="string">
                  <text:p text:style-name="P26">6</text:p>
                </table:table-cell>
                <table:table-cell table:style-name="Tabla7.B2" office:value-type="string">
                  <text:p text:style-name="P14">Not used</text:p>
                </table:table-cell>
              </table:table-row>
              <table:table-row>
                <table:table-cell table:style-name="Tabla7.A2" office:value-type="string">
                  <text:p text:style-name="P26">5</text:p>
                </table:table-cell>
                <table:table-cell table:style-name="Tabla7.B2" office:value-type="string">
                  <text:p text:style-name="P14">Not used</text:p>
                </table:table-cell>
              </table:table-row>
              <table:table-row>
                <table:table-cell table:style-name="Tabla7.A2" office:value-type="string">
                  <text:p text:style-name="P26">4</text:p>
                </table:table-cell>
                <table:table-cell table:style-name="Tabla7.B2" office:value-type="string">
                  <text:p text:style-name="P14">Not used</text:p>
                </table:table-cell>
              </table:table-row>
              <table:table-row>
                <table:table-cell table:style-name="Tabla7.A2" office:value-type="string">
                  <text:p text:style-name="P26">3</text:p>
                </table:table-cell>
                <table:table-cell table:style-name="Tabla7.B2" office:value-type="string">
                  <text:p text:style-name="P14">Not used</text:p>
                </table:table-cell>
              </table:table-row>
              <table:table-row>
                <table:table-cell table:style-name="Tabla7.A2" office:value-type="string">
                  <text:p text:style-name="P26">2</text:p>
                </table:table-cell>
                <table:table-cell table:style-name="Tabla7.B2" office:value-type="string">
                  <text:p text:style-name="P14">1 if Timex video support present</text:p>
                </table:table-cell>
              </table:table-row>
              <table:table-row>
                <table:table-cell table:style-name="Tabla7.A2" office:value-type="string">
                  <text:p text:style-name="P26">1</text:p>
                </table:table-cell>
                <table:table-cell table:style-name="Tabla7.B2" office:value-type="string">
                  <text:p text:style-name="P14">1 if ULAPlus mode active</text:p>
                </table:table-cell>
              </table:table-row>
              <table:table-row>
                <table:table-cell table:style-name="Tabla7.A2" office:value-type="string">
                  <text:p text:style-name="P30">0</text:p>
                </table:table-cell>
                <table:table-cell table:style-name="Tabla7.B2" office:value-type="string">
                  <text:p text:style-name="P17">1 if ULAPlus support present</text:p>
                </table:table-cell>
              </table:table-row>
            </table:table>
            <text:p text:style-name="P11"/>
          </table:table-cell>
        </table:table-row>
        <table:table-row>
          <table:table-cell table:style-name="Tabla1.A67" office:value-type="float" office:value="134">
            <text:p text:style-name="P11">134</text:p>
          </table:table-cell>
          <table:table-cell table:style-name="Tabla1.A2" office:value-type="string">
            <text:p text:style-name="P11">ULAplus_BF3B</text:p>
          </table:table-cell>
          <table:table-cell table:style-name="Tabla1.C2" office:value-type="string">
            <text:p text:style-name="P11">BYTE. Last out to ULAplus port BF3B</text:p>
          </table:table-cell>
        </table:table-row>
        <table:table-row>
          <table:table-cell table:style-name="Tabla1.A67" office:value-type="float" office:value="135">
            <text:p text:style-name="P11">135</text:p>
          </table:table-cell>
          <table:table-cell table:style-name="Tabla1.A2" office:value-type="string">
            <text:p text:style-name="P11">ULAplus_FF3B</text:p>
          </table:table-cell>
          <table:table-cell table:style-name="Tabla1.C2" office:value-type="string">
            <text:p text:style-name="P11">BYTE. Last out to ULAplus port FF3B</text:p>
          </table:table-cell>
        </table:table-row>
        <table:table-row>
          <table:table-cell table:style-name="Tabla1.A67" office:value-type="float" office:value="136">
            <text:p text:style-name="P11">136</text:p>
          </table:table-cell>
          <table:table-cell table:style-name="Tabla1.A2" office:value-type="string">
            <text:p text:style-name="P11">ULAplus_mode</text:p>
          </table:table-cell>
          <table:table-cell table:style-name="Tabla1.C2" office:value-type="string">
            <text:p text:style-name="P11">BYTE. ULAplus current mode: 0, 1, 3, 5, 7 or 9</text:p>
          </table:table-cell>
        </table:table-row>
        <table:table-row>
          <table:table-cell table:style-name="Tabla1.A67" office:value-type="float" office:value="137">
            <text:p text:style-name="P11">137</text:p>
          </table:table-cell>
          <table:table-cell table:style-name="Tabla1.A2" office:value-type="string">
            <text:p text:style-name="P11">ULAplus_palette</text:p>
          </table:table-cell>
          <table:table-cell table:style-name="Tabla1.C2" office:value-type="string">
            <text:p text:style-name="P11">64 BYTES. ULAplus palette table</text:p>
          </table:table-cell>
        </table:table-row>
        <table:table-row>
          <table:table-cell table:style-name="Tabla1.A67" office:value-type="float" office:value="201">
            <text:p text:style-name="P11">201</text:p>
          </table:table-cell>
          <table:table-cell table:style-name="Tabla1.A2" office:value-type="string">
            <text:p text:style-name="P11">reservado4 <text:s text:c="9"/></text:p>
          </table:table-cell>
          <table:table-cell table:style-name="Tabla1.C2" office:value-type="string">
            <text:p text:style-name="P11">93 BYTES=255 Reserved for future use</text:p>
          </table:table-cell>
        </table:table-row>
        <table:table-row>
          <table:table-cell table:style-name="Tabla1.A67" office:value-type="float" office:value="294">
            <text:p text:style-name="P11">294</text:p>
          </table:table-cell>
          <table:table-cell table:style-name="Tabla1.A2" office:value-type="string">
            <text:p text:style-name="P11">DATOS <text:s text:c="14"/></text:p>
          </table:table-cell>
          <table:table-cell table:style-name="Tabla1.C2" office:value-type="string">
            <text:p text:style-name="P11">X BYTES</text:p>
          </table:table-cell>
        </table:table-row>
      </table:table>
      <text:p text:style-name="P4"/>
      <text:p text:style-name="P8">Note: WORD values are saved LSB, I mean, low 8 bits first.</text:p>
      <text:p text:style-name="P4">From “DATOS” memory bytes are saved, in a compressed way, explained later. If the saved machine is an Spectrum 16kb, 48kb (with all variants), ZX80, ZX81 then data is saved from address 16384 until 65535. The exception here is ZX80/81 with 8KB RAM block enabled on 2000H. Then, data is saved from address 8192 until 65536. On Jupiter Ace, data is saved from 8192 until 65535.</text:p>
      <text:p text:style-name="P4">If it's 128k (Spectrum 128k,+2 and +2A machines), data are saved from RAM 0 until RAM 7. The emulator generates a 48k file if it runs in /48k mode, or if it's in 48 BASIC mode, else 128k are saved.</text:p>
      <text:p text:style-name="P4">If it's Z88, data is saved the following way:</text:p>
      <text:list xml:id="list8956188075914081301" text:style-name="L1">
        <text:list-item>
          <text:p text:style-name="P33">Internal ROM</text:p>
        </text:list-item>
        <text:list-item>
          <text:p text:style-name="P33">Internal RAM</text:p>
        </text:list-item>
        <text:list-item>
          <text:p text:style-name="P33">Memory Slot 1 (if present)</text:p>
        </text:list-item>
        <text:list-item>
          <text:p text:style-name="P33">Memory Slot 2 (if present)</text:p>
        </text:list-item>
        <text:list-item>
          <text:p text:style-name="P33">Memory Slot 3 (if present)</text:p>
        </text:list-item>
      </text:list>
      <text:p text:style-name="P3"/>
      <text:p text:style-name="P31"><text:s/>Memory slots are saved only if they are present. Note that EPROM or FLASH cards on slot 3 are not saved, so they need to point to an eprom or flash file. EPROM or FLASH cards on slot 1 or 2 are saved. RAM cards are always saved.</text:p>
      <text:p text:style-name="P31">Data on Z88 is saved on 16kb blocks, every block has a header with the following information:</text:p>
      <text:list xml:id="list5683641032885600621" text:style-name="L2">
        <text:list-item>
          <text:p text:style-name="P34">BYTE Bank number</text:p>
        </text:list-item>
        <text:list-item>
          <text:p text:style-name="P34">WORD Size of the following. So the 16kb block is compressed, it is needed to indicate the size of the block</text:p>
        </text:list-item>
      </text:list>
      <text:p text:style-name="P31">Data is normally saved in this order:</text:p>
      <text:list xml:id="list4860874627689253999" text:style-name="L3">
        <text:list-item>
          <text:p text:style-name="P35">Internal ROM: Bank 0, Bank 1, Bank 2... up to all the used internal ROM size. For example if the internal ROM is 128kb size, we only save 8 blocks</text:p>
        </text:list-item>
        <text:list-item>
          <text:p text:style-name="P35"><text:soft-page-break/>Internal RAM: Bank 20H, Bank 21H... up to all the used internal RAM size</text:p>
        </text:list-item>
        <text:list-item>
          <text:p text:style-name="P35">Memory Slot 1: Bank 40H, Bank 41H... up to all the used memory slot 1 size</text:p>
        </text:list-item>
        <text:list-item>
          <text:p text:style-name="P35">Memory Slot 2: Bank 80H, Bank 81H... up to all the used memory slot 2 size</text:p>
        </text:list-item>
        <text:list-item>
          <text:p text:style-name="P35">Memory Slot 3: Bank C0H, Bank C1H... up to all the used memory slot 3 size</text:p>
        </text:list-item>
      </text:list>
      <text:p text:style-name="P31"/>
      <text:p text:style-name="P31">Although the data is saved in this order, it can be saved in a different way, starting by internal RAM and then the internal ROM for example</text:p>
      <text:p text:style-name="P31"/>
      <text:p text:style-name="P31">Since Version 6, when comes data, there are also additional parameters and headers depending on the machine emulated:</text:p>
      <text:p text:style-name="P31"/>
      <text:p text:style-name="P31">If machine is CPC, data saved is:</text:p>
      <text:p text:style-name="P31">z80_byte cpc_gate_registers[4];</text:p>
      <text:p text:style-name="P31">z80_byte cpc_palette_table[16];</text:p>
      <text:p text:style-name="P31">z80_byte cpc_ppi_ports[4];</text:p>
      <text:p text:style-name="P31"/>
      <text:p text:style-name="P31">z80_byte cpc_crtc_registers[32];</text:p>
      <text:p text:style-name="P31"/>
      <text:p text:style-name="P31">z80_byte cpc_border_color;</text:p>
      <text:p text:style-name="P31"/>
      <text:p text:style-name="P31">z80_byte cpc_last_selected_register;</text:p>
      <text:p text:style-name="P31">4 blocks of 16 kb each compressed. Numbering blocks 0,1,2,3</text:p>
      <text:p text:style-name="P31"/>
      <text:p text:style-name="P31"/>
      <text:p text:style-name="P31">If machine is Timex TS 2068:</text:p>
      <text:p text:style-name="P31">3 blocks of 16 kb each compressed. Numbering blocks 0,1,2</text:p>
      <text:p text:style-name="P31"/>
      <text:p text:style-name="P31"/>
      <text:p text:style-name="P31">If machine is Chloe 140SE:</text:p>
      <text:p text:style-name="P31">8 blocks of 16 kb each compressed. <text:s/>Numbering blocks 0,1,2,3,4,5,6,7</text:p>
      <text:p text:style-name="P31"/>
      <text:p text:style-name="P31"/>
      <text:p text:style-name="P31">If machine is Chloe 280SE:</text:p>
      <text:p text:style-name="P31">4 blocks of 16 kb each compressed. For Ex RAM. Numbering blocks 0,2,4,6</text:p>
      <text:p text:style-name="P31">4 blocks of 16 kb each compressed. For Dock RAM. Numbering blocks 8,10,12,14</text:p>
      <text:p text:style-name="P31">8 blocks of 16 kb each compressed. For Home RAM. Numbering block from 16</text:p>
      <text:p text:style-name="P31"/>
      <text:p text:style-name="P31"/>
      <text:p text:style-name="P31"/>
      <text:p text:style-name="P31">If machine is ZX-Uno</text:p>
      <text:p text:style-name="P31">z80_byte last_port_FC3B=0;</text:p>
      <text:p text:style-name="P31"/>
      <text:p text:style-name="P31">//Primer registro, masterconf, bit 0 a 1 (modo bootm)</text:p>
      <text:p text:style-name="P31">z80_byte zxuno_ports[256]={1};</text:p>
      <text:p text:style-name="P31"/>
      <text:p text:style-name="P31">z80_byte zxuno_spi_bus[8];</text:p>
      <text:p text:style-name="P31">z80_byte zxuno_spi_bus_index=0;</text:p>
      <text:p text:style-name="P31"/>
      <text:p text:style-name="P31">z80_byte next_spi_read_byte;</text:p>
      <text:p text:style-name="P31">z80_byte zxuno_spi_status_register;</text:p>
      <text:p text:style-name="P31"><text:soft-page-break/></text:p>
      <text:p text:style-name="P31">int last_spi_write_address; (24 bit)</text:p>
      <text:p text:style-name="P31">int last_spi_read_address; (24 bit)</text:p>
      <text:p text:style-name="P31">32 blocks of 16 kb each compressed. <text:s/>Numbering blocks 0-31</text:p>
      <text:p text:style-name="P31"/>
      <text:p text:style-name="P31"/>
      <text:p text:style-name="P31">If machine is Prism</text:p>
      <text:p text:style-name="P31">z80_byte prism_rom_page;</text:p>
      <text:p text:style-name="P31">prism_ula2_border_colour</text:p>
      <text:p text:style-name="P31">prism_ula2_palette_control_colour</text:p>
      <text:p text:style-name="P31">prism_ula2_palette_control_index</text:p>
      <text:p text:style-name="P31">prism_ula2_palette_control_rgb[3]</text:p>
      <text:p text:style-name="P31">prism_ula2_registers[16]</text:p>
      <text:p text:style-name="P31">z80_int prism_palette_two[256];</text:p>
      <text:p text:style-name="P31">32 blocks of 16 kb each compressed. For RAM. Numbering blocks 0,2,4,6,...</text:p>
      <text:p text:style-name="P31">2 blocks of 16 kb each compressed. For VRAM. Numbering blocks 240,242</text:p>
      <text:p text:style-name="P31"/>
      <text:p text:style-name="P31"/>
      <text:p text:style-name="P31">Then, the data:</text:p>
      <text:p text:style-name="P31"/>
      <text:p text:style-name="P4">Compressed data:</text:p>
      <text:p text:style-name="P4">All data saved is compressed (except, logically, the ZX header), in the following way:</text:p>
      <text:list xml:id="list333578289131698079" text:style-name="L4">
        <text:list-item>
          <text:p text:style-name="P36">If a byte is repeated more than 4 times, it is saved like: </text:p>
          <text:p text:style-name="P36">221,221,byte to repeat,times repeated</text:p>
        </text:list-item>
        <text:list-item>
          <text:p text:style-name="P36">If there's a 221 byte just before the repetition, it is saved as:</text:p>
          <text:p text:style-name="P36">221 before repetition,byte to repeat,221,221,byte to repeat,times repeated-1</text:p>
        </text:list-item>
      </text:list>
      <text:p text:style-name="P4"/>
      <text:p text:style-name="P4">Note: A 0 value on the repetition byte means 256.</text:p>
      <text:p text:style-name="P4">When 128k snapshots are saved (Spectrum 128k,+2 and +2A machines), it is made in two blocks of 64k, the first block from RAM 0 until RAM 3, and the second one from RAM 4 until RAM 7, and bytes repeated which last from RAM 3 to RAM 4 are not detected, for example: </text:p>
      <text:p text:style-name="P4"/>
      <text:p text:style-name="P4">If we have the following:</text:p>
      <text:p text:style-name="P4">RAM3</text:p>
      <text:p text:style-name="P4">16377=10</text:p>
      <text:p text:style-name="P4">16378=20</text:p>
      <text:p text:style-name="P4">16379=20</text:p>
      <text:p text:style-name="P4">16380=20</text:p>
      <text:p text:style-name="P4">16381=20</text:p>
      <text:p text:style-name="P4">16382=20</text:p>
      <text:p text:style-name="P4">16383=20</text:p>
      <text:p text:style-name="P4">RAM4</text:p>
      <text:p text:style-name="P4">0 <text:s text:c="3"/>=20</text:p>
      <text:p text:style-name="P4">1 <text:s text:c="3"/>=20</text:p>
      <text:p text:style-name="P4">2 <text:s text:c="3"/>=20</text:p>
      <text:p text:style-name="P4">3 <text:s text:c="3"/>=20</text:p>
      <text:p text:style-name="P4">4 <text:s text:c="3"/>=20</text:p>
      <text:p text:style-name="P4">5 <text:s text:c="3"/>=20</text:p>
      <text:p text:style-name="P4">6 <text:s text:c="3"/>=20</text:p>
      <text:p text:style-name="P4">7 <text:s text:c="3"/>=4</text:p>
      <text:p text:style-name="P4"><text:soft-page-break/></text:p>
      <text:p text:style-name="P4">The data saved is:</text:p>
      <text:p text:style-name="P4">10, 221,221,20,6, 221,221,20,7, 4</text:p>
      <text:p text:style-name="P4"/>
      <text:p text:style-name="P4"/>
      <text:p text:style-name="P4"/>
      <text:h text:style-name="P32" text:outline-level="1">Included utilities</text:h>
      <text:p text:style-name="P4"/>
      <text:p text:style-name="P4">In this chapter we use the SMP and the RWA audio files format. </text:p>
      <text:p text:style-name="P4">SMP format was used in the audio edition program Fast Tracker, which it was the one I started to do some tape conversion tests. This format is raw, mono, 8 bits unsigned, and at 11111Hz.</text:p>
      <text:p text:style-name="P4">RWA is like the SMP format, but at 15600 Hz</text:p>
      <text:p text:style-name="P4">Using audio conversion utilities you can convert wav files to smp and vice versa. For example, in Linux, with the sox program, you can convert from .wav to .smp with the command:</text:p>
      <text:p text:style-name="P4">sox file.wav -t .raw -r 11111 -b 8 -e unsigned -c 1 file.smp</text:p>
      <text:h text:style-name="Heading_20_2" text:outline-level="2">SMPATAP</text:h>
      <text:p text:style-name="P4"/>
      <text:p text:style-name="P4">This program is used to read data from a SMP file and save it as a TAP file. </text:p>
      <text:p text:style-name="P4"/>
      <text:p text:style-name="P4">When we run the program, SMP file and TAP file must be written (both with extension). When it loads a block, you must press any key except the N to save the block.</text:p>
      <text:p text:style-name="P4"/>
      <text:h text:style-name="Heading_20_2" text:outline-level="2">LEEZX81_UNIX</text:h>
      <text:p text:style-name="P4"/>
      <text:p text:style-name="P4">This program is used to read data from a SMP file and save it as a .P file. </text:p>
      <text:p text:style-name="P4"/>
      <text:p text:style-name="P4">When we run the program, SMP file and .P file must be written (both with extension).</text:p>
      <text:p text:style-name="P4"/>
      <text:h text:style-name="Heading_20_2" text:outline-level="2">TAPABIN</text:h>
      <text:p text:style-name="P4"/>
      <text:p text:style-name="P4">This program is used to extract data blocks from a TAP file and save them with BIN format. <text:s text:c="5"/></text:p>
      <text:p text:style-name="P4">When the program starts, you must specify the TAP and BIN files to use (both with extension). When it reads a block, you must press any key except the N to save it. The file saved is the data get from a block without flag and checksum; for example: if we want to save a Spectrum screen in BIN format, we must save the block shown as: "Flag:255 Longitud:6912" and not the block: "Bytes:Screen <text:s/>Longitud:6912 Inicio:16384", if not, we would save the header, I mean, 17 bytes.</text:p>
      <text:p text:style-name="P4"/>
      <text:h text:style-name="Heading_20_2" text:outline-level="2">SP_Z80</text:h>
      <text:p text:style-name="P4"/>
      <text:p text:style-name="P4">This program is used to convert files between SP and Z80 formats. You must specify the source file and the target file (both with extension, always .SP or .Z80). It can only convert 48k files.</text:p>
      <text:p text:style-name="P4"/>
      <text:h text:style-name="Heading_20_2" text:outline-level="2">FILE_TO_EPROM</text:h>
      <text:p text:style-name="P4"/>
      <text:p text:style-name="P4">This program is used to write a file on a new Z88 eprom card. It creates a new eprom card with the file you indicate in it.</text:p>
      <text:p text:style-name="P4"><text:soft-page-break/></text:p>
      <text:p text:style-name="P4"/>
      <text:p text:style-name="P7"/>
      <text:h text:style-name="Heading_20_1" text:outline-level="1">Utilities in TAP format</text:h>
      <text:p text:style-name="P4"/>
      <text:h text:style-name="Heading_20_2" text:outline-level="2">SPED52.TAP</text:h>
      <text:p text:style-name="P4"/>
      <text:p text:style-name="P4">This tape includes an assembler/disassembler for ZX Spectrum 128k, with its source code. This assembler (SPED) uses the whole 128k of memory. The SPED uses RAM1, and the object code uses RAM 4; source code uses RAM "48" (5,2,0) and RAMs 6 and 7, having a maximum source code of 74549 bytes (41781+16384+16384).</text:p>
      <text:p text:style-name="P4">Sentences ORG and ENT are a bit different from other assemblers. ORG always indicates to which address the object code is generated; normally, we assemble at 49152, which corresponds to RAM 4. ENT indicates to which address labels are referred (in a relocatable program, ENT is often 0). </text:p>
      <text:p text:style-name="P4">Operator $ always indicates to which address is referred the line where it is situated (indicated with ENT). Operator !, that I have invented, shows where the object code is being generated (indicated with ORG).</text:p>
      <text:p text:style-name="P4">To see the listing while assembling, you must write in the source code the LST+ operator, and to make it disappear, LST- .</text:p>
      <text:p text:style-name="P4"/>
      <text:p text:style-name="P4">The assembler can generate a debug info, that consists in a table with each memory address of object code with its corresponding line of source code. This table uses RAM 7; we may see if 3rd block of source code is used, debug info can't be used. The maximum size of the table is 16k (4096 lines). To tell the assembler create debug info, use the operator DPR+ in the source code (and to disable it, DPR-).</text:p>
      <text:p text:style-name="P4">When we go to the disassembler, if there's debug info, the original line of the source code will be shown.</text:p>
      <text:p text:style-name="P4">Label table uses RAM 3, having a maximum of 16k for labels (it means 1260 labels).</text:p>
      <text:p text:style-name="P4">The editor also uses RAM 3, for copying text in a buffer to make the typical actions of Copy/Paste/Move; the maximum is 16k of text. </text:p>
      <text:p text:style-name="P4"/>
      <text:p text:style-name="P4">I don't want to explain all the options, because it has some help screens (sorry, in Spanish) (in the main environment and in the disassembler, key H; in the editor, Extended Mode and H). Also, you have the source code to see the whole program.</text:p>
      <text:p text:style-name="P4"/>
      <text:p text:style-name="P4">Only one more thing, the SPED format. The assembler only recognizes source code with headers of SPED format, which have a size of 34 bytes but they can be read from BASIC. The description of the header is:</text:p>
      <text:p text:style-name="P4"/>
      <text:p text:style-name="P4"/>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Offset</text:p>
            </table:table-cell>
            <table:table-cell table:style-name="Table13.A1" office:value-type="string">
              <text:p text:style-name="Table_20_Heading">Length</text:p>
            </table:table-cell>
            <table:table-cell table:style-name="Table13.C1" office:value-type="string">
              <text:p text:style-name="Table_20_Heading">Description</text:p>
            </table:table-cell>
          </table:table-row>
        </table:table-header-rows>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C2" office:value-type="string">
            <text:p text:style-name="P11">Byte is 3. Indicates BYTES block</text:p>
          </table:table-cell>
        </table:table-row>
        <table:table-row>
          <table:table-cell table:style-name="Table13.A2" office:value-type="string">
            <text:p text:style-name="Table_20_Contents">1</text:p>
          </table:table-cell>
          <table:table-cell table:style-name="Table13.A2" office:value-type="string">
            <text:p text:style-name="Table_20_Contents">10</text:p>
          </table:table-cell>
          <table:table-cell table:style-name="Table13.C2" office:value-type="string">
            <text:p text:style-name="P11">File Name</text:p>
          </table:table-cell>
        </table:table-row>
        <table:table-row>
          <table:table-cell table:style-name="Table13.A2" office:value-type="string">
            <text:p text:style-name="Table_20_Contents">11</text:p>
          </table:table-cell>
          <table:table-cell table:style-name="Table13.A2" office:value-type="string">
            <text:p text:style-name="Table_20_Contents">2</text:p>
          </table:table-cell>
          <table:table-cell table:style-name="Table13.C2" office:value-type="string">
            <text:p text:style-name="P11">Word which indicates the length of the first text block</text:p>
          </table:table-cell>
        </table:table-row>
        <table:table-row>
          <table:table-cell table:style-name="Table13.A2" office:value-type="string">
            <text:p text:style-name="Table_20_Contents">13</text:p>
          </table:table-cell>
          <table:table-cell table:style-name="Table13.A2" office:value-type="string">
            <text:p text:style-name="Table_20_Contents">4</text:p>
          </table:table-cell>
          <table:table-cell table:style-name="Table13.C2" office:value-type="string">
            <text:p text:style-name="P11">4 Bytes not used</text:p>
          </table:table-cell>
        </table:table-row>
        <text:soft-page-break/>
        <table:table-row>
          <table:table-cell table:style-name="Table13.A2" office:value-type="string">
            <text:p text:style-name="Table_20_Contents">17</text:p>
          </table:table-cell>
          <table:table-cell table:style-name="Table13.A2" office:value-type="string">
            <text:p text:style-name="Table_20_Contents">1</text:p>
          </table:table-cell>
          <table:table-cell table:style-name="Table13.C2" office:value-type="string">
            <text:p text:style-name="P18">Checksum byte. It is used to cheat to BASIC and tell the header is 17 bytes length; the header can be read in a real Spectrum and in the emulator</text:p>
          </table:table-cell>
        </table:table-row>
        <table:table-row>
          <table:table-cell table:style-name="Table13.A2" office:value-type="string">
            <text:p text:style-name="Table_20_Contents">18</text:p>
          </table:table-cell>
          <table:table-cell table:style-name="Table13.A2" office:value-type="string">
            <text:p text:style-name="Table_20_Contents">1</text:p>
          </table:table-cell>
          <table:table-cell table:style-name="Table13.C2" office:value-type="string">
            <text:p text:style-name="P11">Recording day of source code</text:p>
          </table:table-cell>
        </table:table-row>
        <table:table-row>
          <table:table-cell table:style-name="Table13.A2" office:value-type="string">
            <text:p text:style-name="Table_20_Contents">19</text:p>
          </table:table-cell>
          <table:table-cell table:style-name="Table13.A2" office:value-type="string">
            <text:p text:style-name="Table_20_Contents">1</text:p>
          </table:table-cell>
          <table:table-cell table:style-name="Table13.C2" office:value-type="string">
            <text:p text:style-name="P11">Recording month of source code</text:p>
          </table:table-cell>
        </table:table-row>
        <table:table-row>
          <table:table-cell table:style-name="Table13.A2" office:value-type="string">
            <text:p text:style-name="Table_20_Contents">20</text:p>
          </table:table-cell>
          <table:table-cell table:style-name="Table13.A2" office:value-type="string">
            <text:p text:style-name="Table_20_Contents">1</text:p>
          </table:table-cell>
          <table:table-cell table:style-name="Table13.C2" office:value-type="string">
            <text:p text:style-name="P18">Recording (Year-1980) of source code. It is <text:s/>ready to year 2000!</text:p>
          </table:table-cell>
        </table:table-row>
        <table:table-row>
          <table:table-cell table:style-name="Table13.A2" office:value-type="string">
            <text:p text:style-name="Table_20_Contents">22</text:p>
          </table:table-cell>
          <table:table-cell table:style-name="Table13.A2" office:value-type="string">
            <text:p text:style-name="Table_20_Contents">2</text:p>
          </table:table-cell>
          <table:table-cell table:style-name="Table13.C2" office:value-type="string">
            <text:p text:style-name="P18">Word which indicates the length of the second text block. If there's not, is 0</text:p>
          </table:table-cell>
        </table:table-row>
        <table:table-row>
          <table:table-cell table:style-name="Table13.A2" office:value-type="string">
            <text:p text:style-name="Table_20_Contents">24</text:p>
          </table:table-cell>
          <table:table-cell table:style-name="Table13.A2" office:value-type="string">
            <text:p text:style-name="Table_20_Contents">2</text:p>
          </table:table-cell>
          <table:table-cell table:style-name="Table13.C2" office:value-type="string">
            <text:p text:style-name="P18">Word which indicates the length of the third text block. It there's not, is 0</text:p>
          </table:table-cell>
        </table:table-row>
        <table:table-row>
          <table:table-cell table:style-name="Table13.A2" office:value-type="string">
            <text:p text:style-name="Table_20_Contents">26</text:p>
          </table:table-cell>
          <table:table-cell table:style-name="Table13.A2" office:value-type="string">
            <text:p text:style-name="Table_20_Contents">9</text:p>
          </table:table-cell>
          <table:table-cell table:style-name="Table13.C2" office:value-type="string">
            <text:p text:style-name="P11">9 Bytes to 255, used in future versions</text:p>
          </table:table-cell>
        </table:table-row>
      </table:table>
      <text:p text:style-name="P4"/>
      <text:p text:style-name="P4"/>
      <text:p text:style-name="P4">After the header comes the text, formed by 1, 2 or 3 blocks with flag 255. </text:p>
      <text:p text:style-name="P4"/>
      <text:p text:style-name="P4">Text blocks are saved in ASCII format, setting bit 7 of a character to make a tabulator, and code 13 for line end. Of all the assemblers that I have for the Spectrum (SPED, GENS, TED), this assembler uses the shortest text format.</text:p>
      <text:p text:style-name="P4"/>
      <text:p text:style-name="P4"/>
      <text:h text:style-name="Heading_20_2" text:outline-level="2">CONVERSO.TAP</text:h>
      <text:p text:style-name="P4"/>
      <text:p text:style-name="P4">This program is a source code converter of formats GENS, TED and SPED. Possible conversions are: GEN-&gt; TED, GEN-&gt;SPED, TED-&gt;SPED. Source code is included, in SPED format. Note: TED is a format of an editor/assembler which appeared in the MICROHOBBY magazine, of Hobby Press.</text:p>
      <text:p text:style-name="P4"/>
      <text:p text:style-name="P4"/>
      <text:h text:style-name="Heading_20_2" text:outline-level="2">REALDEBU.TAP</text:h>
      <text:p text:style-name="P4"/>
      <text:p text:style-name="P4">It consists on 2 disassemblers, one for 48k and the other for 128k. They are both like MONS. Both source codes are included, in SPED format. They are both named as (R)EAL DEBUG, that's because they control perfectly the R register, and some other disassemblers, like MONS, don't.</text:p>
      <text:p text:style-name="P4"/>
      <text:p text:style-name="P4">The 48k disassembler is relocatable. To run it:</text:p>
      <text:p text:style-name="P4">CLEAR address-1: LOAD "RDEBUG6.CO" CODE address:</text:p>
      <text:p text:style-name="P4">RANDOMIZE USR address</text:p>
      <text:p text:style-name="P4"/>
      <text:p text:style-name="P4">To know the keys of the 48k run the 128k disassembler, it has a help screen: there are only two options that the 48k one doesn't have, RAM selection and Assembly.</text:p>
      <text:p text:style-name="P4"><text:s text:c="5"/></text:p>
      <text:p text:style-name="P4">The 128k disassembler uses RAM 1, plus a block of 256 bytes length placed below address <text:soft-page-break/>49152. To run it:</text:p>
      <text:p text:style-name="P4"/>
      <text:p text:style-name="P4">From 128 BASIC: RANDOMIZE USR 0. With this, we go to ROM3. Then:</text:p>
      <text:p text:style-name="P4"/>
      <text:p text:style-name="P4">CLEAR 29999: OUT 32765,17: LOAD "R37DE128.C" CODE 49152: RANDOMIZE</text:p>
      <text:p text:style-name="P4">address: RANDOMIZE USR 49152</text:p>
      <text:p text:style-name="P4"/>
      <text:p text:style-name="P4">CLEAR can be whatever you want, but it must be below 49152. The "address" variable indicates where the 256 bytes block is placed; it can be placed, for example, at 23296. If "address" is other than 23296, then the CLEAR must be below "address".</text:p>
      <text:p text:style-name="P4"/>
      <text:p text:style-name="P4"/>
      <text:p text:style-name="P4"/>
      <text:h text:style-name="Heading_20_2" text:outline-level="2">CURSORDR.TAP</text:h>
      <text:p text:style-name="P4"/>
      <text:p text:style-name="P4">This is a painting program, the CURSOR DRAW, which also includes the source code in SPED format.</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MacOSX_X86_64 LibreOffice_project/a3100ed2409ebf1c212f5048fbe377c281438fdc</meta:generator>
    <meta:creation-date>2006-09-18T00:08:50</meta:creation-date>
    <dc:date>2017-12-30T13:38:51.260193738</dc:date>
    <dc:language>en-GB</dc:language>
    <meta:editing-cycles>234</meta:editing-cycles>
    <meta:editing-duration>P1DT12H23M14S</meta:editing-duration>
    <dc:creator>Cesar Hernandez Baño</dc:creator>
    <meta:document-statistic meta:table-count="12" meta:image-count="0" meta:object-count="0" meta:page-count="18" meta:paragraph-count="841" meta:word-count="4317" meta:character-count="24177" meta:non-whitespace-character-count="20332"/>
    <meta:user-defined meta:name="Info 1"/>
    <meta:user-defined meta:name="Info 2"/>
    <meta:user-defined meta:name="Info 3"/>
    <meta:user-defined meta:name="Info 4"/>
  </office:meta>
</office:document-meta>
</file>